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color="#ce181e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Graphics" table:style-name="ta1">
        <table:shapes>
          <draw:frame draw:z-index="0" draw:style-name="gr1" draw:text-style-name="P1" svg:width="453.26pt" svg:height="255.23pt" svg:x="550.77pt" svg:y="15.82pt">
            <draw:object draw:notify-on-update-of-ranges="Graphics.A3:Graphics.A6 Graphics.B2:Graphics.B2 Graphics.B3:Graphics.B6 Graphics.C2:Graphics.C2 Graphics.C3:Graphics.C6 Graphics.D2:Graphics.D2 Graphics.D3:Graphics.D6 Graphics.E2:Graphics.E2 Graphics.E3:Graphics.E6 Graphics.F2:Graphics.F2 Graphics.F3:Graphics.F6 Graphics.G2:Graphics.G2 Graphics.G3:Graphics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3pt" svg:x="1024.33pt" svg:y="18.82pt">
            <draw:object draw:notify-on-update-of-ranges="Graphics.A3:Graphics.A6 Graphics.B10:Graphics.B10 Graphics.B11:Graphics.B14 Graphics.C10:Graphics.C10 Graphics.C11:Graphics.C14 Graphics.D10:Graphics.D10 Graphics.D11:Graphics.D14 Graphics.E10:Graphics.E10 Graphics.E11:Graphics.E14 Graphics.F10:Graphics.F10 Graphics.F11:Graphics.F14 Graphics.G10:Graphics.G10 Graphics.G11:Graphics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6pt" svg:x="540.62pt" svg:y="347.84pt">
            <draw:object draw:notify-on-update-of-ranges="Graphics.A3:Graphics.A6 Graphics.B19:Graphics.B19 Graphics.B20:Graphics.B23 Graphics.C19:Graphics.C19 Graphics.C20:Graphics.C23 Graphics.D19:Graphics.D19 Graphics.D20:Graphics.D23 Graphics.E19:Graphics.E19 Graphics.E20:Graphics.E23 Graphics.F19:Graphics.F19 Graphics.F20:Graphics.F23 Graphics.G19:Graphics.G19 Graphics.G20:Graphics.G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26pt" svg:height="255.23pt" svg:x="1020.42pt" svg:y="343.33pt">
            <draw:object draw:notify-on-update-of-ranges="Graphics.A3:Graphics.A6 Graphics.B28:Graphics.B28 Graphics.B29:Graphics.B32 Graphics.C28:Graphics.C28 Graphics.C29:Graphics.C32 Graphics.D28:Graphics.D28 Graphics.D29:Graphics.D32 Graphics.E28:Graphics.E28 Graphics.E29:Graphics.E32 Graphics.F28:Graphics.F28 Graphics.F29:Graphics.F32 Graphics.G28:Graphics.G28 Graphics.G29:Graphics.G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4" table:default-cell-style-name="Default"/>
        <table:table-column table:style-name="co3" table:default-cell-style-name="ce6"/>
        <table:table-column table:style-name="co4" table:default-cell-style-name="ce6"/>
        <table:table-row table:style-name="ro1">
          <table:table-cell table:number-columns-repeated="2"/>
          <table:table-cell table:style-name="ce5" office:value-type="string" calcext:value-type="string">
            <text:p>Precision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 table:style-name="ce3" office:value-type="string" calcext:value-type="string">
            <text:p>continuousPan</text:p>
          </table:table-cell>
          <table:table-cell table:formula="of:=[$Sheet1.K57]" office:value-type="float" office:value="0.412017851972329" calcext:value-type="float">
            <text:p>0.412017851972329</text:p>
          </table:table-cell>
          <table:table-cell table:formula="of:=[$Sheet1.K67]" office:value-type="float" office:value="0.752574985535359" calcext:value-type="float">
            <text:p>0.752574985535359</text:p>
          </table:table-cell>
          <table:table-cell table:formula="of:=[$Sheet1.K77]" office:value-type="float" office:value="0.0964002304485531" calcext:value-type="float">
            <text:p>0.096400230448553</text:p>
          </table:table-cell>
          <table:table-cell table:formula="of:=[$Sheet1.K87]" office:value-type="float" office:value="0.300046451798958" calcext:value-type="float">
            <text:p>0.300046451798958</text:p>
          </table:table-cell>
          <table:table-cell table:formula="of:=[$Sheet1.G3]" office:value-type="float" office:value="0.2513" calcext:value-type="float">
            <text:p>0.2513</text:p>
          </table:table-cell>
          <table:table-cell table:formula="of:=[$Sheet1.G14]" office:value-type="float" office:value="0.77274727" calcext:value-type="float">
            <text:p>0.77274727</text:p>
          </table:table-cell>
        </table:table-row>
        <table:table-row table:style-name="ro1">
          <table:table-cell table:style-name="ce4" office:value-type="string" calcext:value-type="string">
            <text:p>intermittentPan</text:p>
          </table:table-cell>
          <table:table-cell table:formula="of:=[$Sheet1.K58]" office:value-type="float" office:value="0.903760737037032" calcext:value-type="float">
            <text:p>0.903760737037032</text:p>
          </table:table-cell>
          <table:table-cell table:formula="of:=[$Sheet1.K68]" office:value-type="float" office:value="0.437908663468402" calcext:value-type="float">
            <text:p>0.437908663468402</text:p>
          </table:table-cell>
          <table:table-cell table:formula="of:=[$Sheet1.K78]" office:value-type="float" office:value="0.222525588660553" calcext:value-type="float">
            <text:p>0.222525588660553</text:p>
          </table:table-cell>
          <table:table-cell table:formula="of:=[$Sheet1.K88]" office:value-type="float" office:value="0.334460941189949" calcext:value-type="float">
            <text:p>0.334460941189949</text:p>
          </table:table-cell>
          <table:table-cell table:formula="of:=[$Sheet1.G4]" office:value-type="float" office:value="0.4915" calcext:value-type="float">
            <text:p>0.4915</text:p>
          </table:table-cell>
          <table:table-cell table:formula="of:=[$Sheet1.G15]" office:value-type="float" office:value="0.93355789" calcext:value-type="float">
            <text:p>0.93355789</text:p>
          </table:table-cell>
        </table:table-row>
        <table:table-row table:style-name="ro1">
          <table:table-cell table:style-name="ce4" office:value-type="string" calcext:value-type="string">
            <text:p>twoPositionPTZCam</text:p>
          </table:table-cell>
          <table:table-cell table:formula="of:=[$Sheet1.K59]" office:value-type="float" office:value="0.791154797665559" calcext:value-type="float">
            <text:p>0.791154797665559</text:p>
          </table:table-cell>
          <table:table-cell table:formula="of:=[$Sheet1.K69]" office:value-type="float" office:value="0.754158843503723" calcext:value-type="float">
            <text:p>0.754158843503723</text:p>
          </table:table-cell>
          <table:table-cell table:formula="of:=[$Sheet1.K79]" office:value-type="float" office:value="0.796841218515118" calcext:value-type="float">
            <text:p>0.796841218515118</text:p>
          </table:table-cell>
          <table:table-cell table:formula="of:=[$Sheet1.K89]" office:value-type="float" office:value="0.570457856498409" calcext:value-type="float">
            <text:p>0.570457856498409</text:p>
          </table:table-cell>
          <table:table-cell table:formula="of:=[$Sheet1.G5]" office:value-type="float" office:value="0.4397" calcext:value-type="float">
            <text:p>0.4397</text:p>
          </table:table-cell>
          <table:table-cell table:formula="of:=[$Sheet1.G16]" office:value-type="float" office:value="0.5812114" calcext:value-type="float">
            <text:p>0.5812114</text:p>
          </table:table-cell>
        </table:table-row>
        <table:table-row table:style-name="ro1">
          <table:table-cell table:style-name="ce4" office:value-type="string" calcext:value-type="string">
            <text:p>ZoomInZoomOut</text:p>
          </table:table-cell>
          <table:table-cell table:formula="of:=[$Sheet1.K60]" office:value-type="float" office:value="0.00588974703568207" calcext:value-type="float">
            <text:p>0.005889747035682</text:p>
          </table:table-cell>
          <table:table-cell table:formula="of:=[$Sheet1.K70]" office:value-type="float" office:value="0.21537978515844" calcext:value-type="float">
            <text:p>0.21537978515844</text:p>
          </table:table-cell>
          <table:table-cell table:formula="of:=[$Sheet1.K80]" office:value-type="float" office:value="0.0203470937410501" calcext:value-type="float">
            <text:p>0.02034709374105</text:p>
          </table:table-cell>
          <table:table-cell table:formula="of:=[$Sheet1.K90]" office:value-type="float" office:value="0.0749898762738248" calcext:value-type="float">
            <text:p>0.074989876273825</text:p>
          </table:table-cell>
          <table:table-cell table:formula="of:=[$Sheet1.G6]" office:value-type="float" office:value="0.9571" calcext:value-type="float">
            <text:p>0.9571</text:p>
          </table:table-cell>
          <table:table-cell table:formula="of:=[$Sheet1.G17]" office:value-type="float" office:value="0.918452245" calcext:value-type="float">
            <text:p>0.91845224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Recall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F57]" office:value-type="float" office:value="0.845435335661574" calcext:value-type="float">
            <text:p>0.845435335661574</text:p>
          </table:table-cell>
          <table:table-cell table:formula="of:=[$Sheet1.F67]" office:value-type="float" office:value="0.516867424200613" calcext:value-type="float">
            <text:p>0.516867424200613</text:p>
          </table:table-cell>
          <table:table-cell table:formula="of:=[$Sheet1.F77]" office:value-type="float" office:value="0.717987455913569" calcext:value-type="float">
            <text:p>0.717987455913569</text:p>
          </table:table-cell>
          <table:table-cell table:formula="of:=[$Sheet1.F87]" office:value-type="float" office:value="0.6311468447097" calcext:value-type="float">
            <text:p>0.6311468447097</text:p>
          </table:table-cell>
          <table:table-cell table:formula="of:=[$Sheet1.B3]" office:value-type="float" office:value="0.6896" calcext:value-type="float">
            <text:p>0.6896</text:p>
          </table:table-cell>
          <table:table-cell table:formula="of:=[$Sheet1.B14]" office:value-type="float" office:value="0.40123751" calcext:value-type="float">
            <text:p>0.40123751</text:p>
          </table:table-cell>
        </table:table-row>
        <table:table-row table:style-name="ro1">
          <table:table-cell/>
          <table:table-cell table:formula="of:=[$Sheet1.F58]" office:value-type="float" office:value="0.930501574725285" calcext:value-type="float">
            <text:p>0.930501574725285</text:p>
          </table:table-cell>
          <table:table-cell table:formula="of:=[$Sheet1.F68]" office:value-type="float" office:value="0.70728838598899" calcext:value-type="float">
            <text:p>0.70728838598899</text:p>
          </table:table-cell>
          <table:table-cell table:formula="of:=[$Sheet1.F78]" office:value-type="float" office:value="0.84593712885578" calcext:value-type="float">
            <text:p>0.84593712885578</text:p>
          </table:table-cell>
          <table:table-cell table:formula="of:=[$Sheet1.F88]" office:value-type="float" office:value="0.772764844020789" calcext:value-type="float">
            <text:p>0.772764844020789</text:p>
          </table:table-cell>
          <table:table-cell table:formula="of:=[$Sheet1.B4]" office:value-type="float" office:value="0.4187" calcext:value-type="float">
            <text:p>0.4187</text:p>
          </table:table-cell>
          <table:table-cell table:formula="of:=[$Sheet1.B15]" office:value-type="float" office:value="0.41218566" calcext:value-type="float">
            <text:p>0.41218566</text:p>
          </table:table-cell>
        </table:table-row>
        <table:table-row table:style-name="ro1">
          <table:table-cell/>
          <table:table-cell table:formula="of:=[$Sheet1.F59]" office:value-type="float" office:value="0.928062621384574" calcext:value-type="float">
            <text:p>0.928062621384574</text:p>
          </table:table-cell>
          <table:table-cell table:formula="of:=[$Sheet1.F69]" office:value-type="float" office:value="0.842532657268403" calcext:value-type="float">
            <text:p>0.842532657268403</text:p>
          </table:table-cell>
          <table:table-cell table:formula="of:=[$Sheet1.F79]" office:value-type="float" office:value="0.862681563967961" calcext:value-type="float">
            <text:p>0.862681563967961</text:p>
          </table:table-cell>
          <table:table-cell table:formula="of:=[$Sheet1.F89]" office:value-type="float" office:value="0.93356331643171" calcext:value-type="float">
            <text:p>0.93356331643171</text:p>
          </table:table-cell>
          <table:table-cell table:formula="of:=[$Sheet1.B5]" office:value-type="float" office:value="0.7702" calcext:value-type="float">
            <text:p>0.7702</text:p>
          </table:table-cell>
          <table:table-cell table:formula="of:=[$Sheet1.B16]" office:value-type="float" office:value="0.8980029" calcext:value-type="float">
            <text:p>0.8980029</text:p>
          </table:table-cell>
        </table:table-row>
        <table:table-row table:style-name="ro1">
          <table:table-cell/>
          <table:table-cell table:formula="of:=[$Sheet1.F60]" office:value-type="float" office:value="0.966664427125325" calcext:value-type="float">
            <text:p>0.966664427125325</text:p>
          </table:table-cell>
          <table:table-cell table:formula="of:=[$Sheet1.F70]" office:value-type="float" office:value="0.322628325718893" calcext:value-type="float">
            <text:p>0.322628325718893</text:p>
          </table:table-cell>
          <table:table-cell table:formula="of:=[$Sheet1.F80]" office:value-type="float" office:value="0.89578294365314" calcext:value-type="float">
            <text:p>0.89578294365314</text:p>
          </table:table-cell>
          <table:table-cell table:formula="of:=[$Sheet1.F90]" office:value-type="float" office:value="0.678077129803816" calcext:value-type="float">
            <text:p>0.678077129803816</text:p>
          </table:table-cell>
          <table:table-cell table:formula="of:=[$Sheet1.B6]" office:value-type="float" office:value="0.4496" calcext:value-type="float">
            <text:p>0.4496</text:p>
          </table:table-cell>
          <table:table-cell table:formula="of:=[$Sheet1.B17]" office:value-type="float" office:value="0.317720346" calcext:value-type="float">
            <text:p>0.31772034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PWC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J57]" office:value-type="float" office:value="0.763177167543833" calcext:value-type="float">
            <text:p>0.763177167543833</text:p>
          </table:table-cell>
          <table:table-cell table:formula="of:=[$Sheet1.J67]" office:value-type="float" office:value="0.366185485625863" calcext:value-type="float">
            <text:p>0.366185485625863</text:p>
          </table:table-cell>
          <table:table-cell table:formula="of:=[$Sheet1.J77]" office:value-type="float" office:value="3.93176986843785" calcext:value-type="float">
            <text:p>3.93176986843785</text:p>
          </table:table-cell>
          <table:table-cell table:formula="of:=[$Sheet1.J87]" office:value-type="float" office:value="1.03239844223373" calcext:value-type="float">
            <text:p>1.03239844223373</text:p>
          </table:table-cell>
          <table:table-cell table:formula="of:=[$Sheet1.F3]" office:value-type="float" office:value="1.483" calcext:value-type="float">
            <text:p>1.483</text:p>
          </table:table-cell>
          <table:table-cell table:formula="of:=[$Sheet1.F14]" office:value-type="float" office:value="0.44955028" calcext:value-type="float">
            <text:p>0.44955028</text:p>
          </table:table-cell>
        </table:table-row>
        <table:table-row table:style-name="ro1">
          <table:table-cell/>
          <table:table-cell table:formula="of:=[$Sheet1.J58]" office:value-type="float" office:value="0.158093449126509" calcext:value-type="float">
            <text:p>0.158093449126509</text:p>
          </table:table-cell>
          <table:table-cell table:formula="of:=[$Sheet1.J68]" office:value-type="float" office:value="1.12585669702705" calcext:value-type="float">
            <text:p>1.12585669702705</text:p>
          </table:table-cell>
          <table:table-cell table:formula="of:=[$Sheet1.J78]" office:value-type="float" office:value="2.9161257137668" calcext:value-type="float">
            <text:p>2.9161257137668</text:p>
          </table:table-cell>
          <table:table-cell table:formula="of:=[$Sheet1.J88]" office:value-type="float" office:value="1.65510833379121" calcext:value-type="float">
            <text:p>1.65510833379121</text:p>
          </table:table-cell>
          <table:table-cell table:formula="of:=[$Sheet1.F4]" office:value-type="float" office:value="1.4322" calcext:value-type="float">
            <text:p>1.4322</text:p>
          </table:table-cell>
          <table:table-cell table:formula="of:=[$Sheet1.F15]" office:value-type="float" office:value="0.87138461" calcext:value-type="float">
            <text:p>0.87138461</text:p>
          </table:table-cell>
        </table:table-row>
        <table:table-row table:style-name="ro1">
          <table:table-cell/>
          <table:table-cell table:formula="of:=[$Sheet1.J59]" office:value-type="float" office:value="0.370417178443432" calcext:value-type="float">
            <text:p>0.370417178443432</text:p>
          </table:table-cell>
          <table:table-cell table:formula="of:=[$Sheet1.J69]" office:value-type="float" office:value="0.505054883146539" calcext:value-type="float">
            <text:p>0.505054883146539</text:p>
          </table:table-cell>
          <table:table-cell table:formula="of:=[$Sheet1.J79]" office:value-type="float" office:value="0.417567114870692" calcext:value-type="float">
            <text:p>0.417567114870692</text:p>
          </table:table-cell>
          <table:table-cell table:formula="of:=[$Sheet1.J89]" office:value-type="float" office:value="0.899256660968502" calcext:value-type="float">
            <text:p>0.899256660968502</text:p>
          </table:table-cell>
          <table:table-cell table:formula="of:=[$Sheet1.F5]" office:value-type="float" office:value="1.8382" calcext:value-type="float">
            <text:p>1.8382</text:p>
          </table:table-cell>
          <table:table-cell table:formula="of:=[$Sheet1.F16]" office:value-type="float" office:value="1.1368145" calcext:value-type="float">
            <text:p>1.1368145</text:p>
          </table:table-cell>
        </table:table-row>
        <table:table-row table:style-name="ro1">
          <table:table-cell/>
          <table:table-cell table:formula="of:=[$Sheet1.J60]" office:value-type="float" office:value="30.1912592984204" calcext:value-type="float">
            <text:p>30.1912592984204</text:p>
          </table:table-cell>
          <table:table-cell table:formula="of:=[$Sheet1.J70]" office:value-type="float" office:value="0.342754047718288" calcext:value-type="float">
            <text:p>0.342754047718288</text:p>
          </table:table-cell>
          <table:table-cell table:formula="of:=[$Sheet1.J80]" office:value-type="float" office:value="7.99833608305001" calcext:value-type="float">
            <text:p>7.99833608305001</text:p>
          </table:table-cell>
          <table:table-cell table:formula="of:=[$Sheet1.J90]" office:value-type="float" office:value="1.60695389673937" calcext:value-type="float">
            <text:p>1.60695389673937</text:p>
          </table:table-cell>
          <table:table-cell table:formula="of:=[$Sheet1.F6]" office:value-type="float" office:value="0.1201" calcext:value-type="float">
            <text:p>0.1201</text:p>
          </table:table-cell>
          <table:table-cell table:formula="of:=[$Sheet1.F17]" office:value-type="float" office:value="0.149680039" calcext:value-type="float">
            <text:p>0.14968003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F1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FIC</text:p>
          </table:table-cell>
          <table:table-cell table:style-name="ce4" office:value-type="string" calcext:value-type="string">
            <text:p>MBS</text:p>
          </table:table-cell>
          <table:table-cell table:style-name="ce4" office:value-type="string" calcext:value-type="string">
            <text:p>SuBSENSE</text:p>
          </table:table-cell>
          <table:table-cell table:style-name="ce4" office:value-type="string" calcext:value-type="string">
            <text:p>CwisarDRP</text:p>
          </table:table-cell>
          <table:table-cell table:style-name="ce4" office:value-type="string" calcext:value-type="string">
            <text:p>MCD</text:p>
          </table:table-cell>
          <table:table-cell table:style-name="ce4" office:value-type="string" calcext:value-type="string">
            <text:p>McdFlow(Proposed)</text:p>
          </table:table-cell>
        </table:table-row>
        <table:table-row table:style-name="ro1">
          <table:table-cell/>
          <table:table-cell table:formula="of:=[$Sheet1.L57]" office:value-type="float" office:value="0.554031679916821" calcext:value-type="float">
            <text:p>0.554031679916821</text:p>
          </table:table-cell>
          <table:table-cell table:formula="of:=[$Sheet1.L67]" office:value-type="float" office:value="0.612838347463715" calcext:value-type="float">
            <text:p>0.612838347463715</text:p>
          </table:table-cell>
          <table:table-cell table:formula="of:=[$Sheet1.L77]" office:value-type="float" office:value="0.169978395715728" calcext:value-type="float">
            <text:p>0.169978395715728</text:p>
          </table:table-cell>
          <table:table-cell table:formula="of:=[$Sheet1.L87]" office:value-type="float" office:value="0.406732677370584" calcext:value-type="float">
            <text:p>0.406732677370584</text:p>
          </table:table-cell>
          <table:table-cell table:formula="of:=[$Sheet1.H3]" office:value-type="float" office:value="0.3684" calcext:value-type="float">
            <text:p>0.3684</text:p>
          </table:table-cell>
          <table:table-cell table:formula="of:=[$Sheet1.H14]" office:value-type="float" office:value="0.52820989" calcext:value-type="float">
            <text:p>0.52820989</text:p>
          </table:table-cell>
        </table:table-row>
        <table:table-row table:style-name="ro1">
          <table:table-cell/>
          <table:table-cell table:formula="of:=[$Sheet1.L58]" office:value-type="float" office:value="0.916936234905112" calcext:value-type="float">
            <text:p>0.916936234905112</text:p>
          </table:table-cell>
          <table:table-cell table:formula="of:=[$Sheet1.L68]" office:value-type="float" office:value="0.54091601430848" calcext:value-type="float">
            <text:p>0.54091601430848</text:p>
          </table:table-cell>
          <table:table-cell table:formula="of:=[$Sheet1.L78]" office:value-type="float" office:value="0.352361677169279" calcext:value-type="float">
            <text:p>0.352361677169279</text:p>
          </table:table-cell>
          <table:table-cell table:formula="of:=[$Sheet1.L88]" office:value-type="float" office:value="0.466859895248022" calcext:value-type="float">
            <text:p>0.466859895248022</text:p>
          </table:table-cell>
          <table:table-cell table:formula="of:=[$Sheet1.H4]" office:value-type="float" office:value="0.4522" calcext:value-type="float">
            <text:p>0.4522</text:p>
          </table:table-cell>
          <table:table-cell table:formula="of:=[$Sheet1.H15]" office:value-type="float" office:value="0.57187593" calcext:value-type="float">
            <text:p>0.57187593</text:p>
          </table:table-cell>
        </table:table-row>
        <table:table-row table:style-name="ro1">
          <table:table-cell/>
          <table:table-cell table:formula="of:=[$Sheet1.L59]" office:value-type="float" office:value="0.854157464095669" calcext:value-type="float">
            <text:p>0.854157464095669</text:p>
          </table:table-cell>
          <table:table-cell table:formula="of:=[$Sheet1.L69]" office:value-type="float" office:value="0.795900089794917" calcext:value-type="float">
            <text:p>0.795900089794917</text:p>
          </table:table-cell>
          <table:table-cell table:formula="of:=[$Sheet1.L79]" office:value-type="float" office:value="0.82845530760861" calcext:value-type="float">
            <text:p>0.82845530760861</text:p>
          </table:table-cell>
          <table:table-cell table:formula="of:=[$Sheet1.L89]" office:value-type="float" office:value="0.708179562870986" calcext:value-type="float">
            <text:p>0.708179562870986</text:p>
          </table:table-cell>
          <table:table-cell table:formula="of:=[$Sheet1.H5]" office:value-type="float" office:value="0.5598" calcext:value-type="float">
            <text:p>0.5598</text:p>
          </table:table-cell>
          <table:table-cell table:formula="of:=[$Sheet1.H16]" office:value-type="float" office:value="0.7056848" calcext:value-type="float">
            <text:p>0.7056848</text:p>
          </table:table-cell>
        </table:table-row>
        <table:table-row table:style-name="ro1">
          <table:table-cell/>
          <table:table-cell table:formula="of:=[$Sheet1.L60]" office:value-type="float" office:value="0.0117081579523778" calcext:value-type="float">
            <text:p>0.011708157952378</text:p>
          </table:table-cell>
          <table:table-cell table:formula="of:=[$Sheet1.L70]" office:value-type="float" office:value="0.258314393684692" calcext:value-type="float">
            <text:p>0.258314393684692</text:p>
          </table:table-cell>
          <table:table-cell table:formula="of:=[$Sheet1.L80]" office:value-type="float" office:value="0.0397903764360512" calcext:value-type="float">
            <text:p>0.039790376436051</text:p>
          </table:table-cell>
          <table:table-cell table:formula="of:=[$Sheet1.L90]" office:value-type="float" office:value="0.135044875576068" calcext:value-type="float">
            <text:p>0.135044875576068</text:p>
          </table:table-cell>
          <table:table-cell table:formula="of:=[$Sheet1.H6]" office:value-type="float" office:value="0.6118" calcext:value-type="float">
            <text:p>0.6118</text:p>
          </table:table-cell>
          <table:table-cell table:formula="of:=[$Sheet1.H17]" office:value-type="float" office:value="0.472120103" calcext:value-type="float">
            <text:p>0.472120103</text:p>
          </table:table-cell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ce6"/>
        <table:table-column table:style-name="co2" table:number-columns-repeated="1014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MCD</text:p>
          </table:table-cell>
          <table:covered-table-cell table:number-columns-repeated="7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FPR</text:p>
          </table:table-cell>
          <table:table-cell table:style-name="ce12" office:value-type="string" calcext:value-type="string">
            <text:p>FNR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style-name="ce6" office:value-type="string" calcext:value-type="string">
            <text:p>aralık</text:p>
          </table:table-cell>
          <table:table-cell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0.6896" calcext:value-type="float">
            <text:p>0.6896</text:p>
          </table:table-cell>
          <table:table-cell table:style-name="ce6" office:value-type="float" office:value="0.987" calcext:value-type="float">
            <text:p>0.987</text:p>
          </table:table-cell>
          <table:table-cell table:style-name="ce6" office:value-type="float" office:value="0.0129" calcext:value-type="float">
            <text:p>0.0129</text:p>
          </table:table-cell>
          <table:table-cell table:style-name="ce6" office:value-type="float" office:value="0.3103" calcext:value-type="float">
            <text:p>0.3103</text:p>
          </table:table-cell>
          <table:table-cell table:style-name="ce6" office:value-type="float" office:value="1.483" calcext:value-type="float">
            <text:p>1.483</text:p>
          </table:table-cell>
          <table:table-cell table:style-name="ce6" office:value-type="float" office:value="0.2513" calcext:value-type="float">
            <text:p>0.2513</text:p>
          </table:table-cell>
          <table:table-cell table:style-name="ce6" office:value-type="float" office:value="0.3684" calcext:value-type="float">
            <text:p>0.3684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0.4187" calcext:value-type="float">
            <text:p>0.4187</text:p>
          </table:table-cell>
          <table:table-cell table:style-name="ce6" office:value-type="float" office:value="0.9937" calcext:value-type="float">
            <text:p>0.9937</text:p>
          </table:table-cell>
          <table:table-cell table:style-name="ce6" office:value-type="float" office:value="0.0062" calcext:value-type="float">
            <text:p>0.0062</text:p>
          </table:table-cell>
          <table:table-cell table:style-name="ce6" office:value-type="float" office:value="0.5812" calcext:value-type="float">
            <text:p>0.5812</text:p>
          </table:table-cell>
          <table:table-cell table:style-name="ce6" office:value-type="float" office:value="1.4322" calcext:value-type="float">
            <text:p>1.4322</text:p>
          </table:table-cell>
          <table:table-cell table:style-name="ce6" office:value-type="float" office:value="0.4915" calcext:value-type="float">
            <text:p>0.4915</text:p>
          </table:table-cell>
          <table:table-cell table:style-name="ce6" office:value-type="float" office:value="0.4522" calcext:value-type="float">
            <text:p>0.4522</text:p>
          </table:table-cell>
          <table:table-cell office:value-type="float" office:value="2300" calcext:value-type="float">
            <text:p>2300</text:p>
          </table:table-cell>
          <table:table-cell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0.7702" calcext:value-type="float">
            <text:p>0.7702</text:p>
          </table:table-cell>
          <table:table-cell table:style-name="ce6" office:value-type="float" office:value="0.9848" calcext:value-type="float">
            <text:p>0.9848</text:p>
          </table:table-cell>
          <table:table-cell table:style-name="ce6" office:value-type="float" office:value="0.0151" calcext:value-type="float">
            <text:p>0.0151</text:p>
          </table:table-cell>
          <table:table-cell table:style-name="ce6" office:value-type="float" office:value="0.2297" calcext:value-type="float">
            <text:p>0.2297</text:p>
          </table:table-cell>
          <table:table-cell table:style-name="ce6" office:value-type="float" office:value="1.8382" calcext:value-type="float">
            <text:p>1.8382</text:p>
          </table:table-cell>
          <table:table-cell table:style-name="ce6" office:value-type="float" office:value="0.4397" calcext:value-type="float">
            <text:p>0.4397</text:p>
          </table:table-cell>
          <table:table-cell table:style-name="ce6" office:value-type="float" office:value="0.5598" calcext:value-type="float">
            <text:p>0.5598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0.4496" calcext:value-type="float">
            <text:p>0.4496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float" office:value="0.000042" calcext:value-type="float">
            <text:p>4.2E-05</text:p>
          </table:table-cell>
          <table:table-cell table:style-name="ce6" office:value-type="float" office:value="0.5503" calcext:value-type="float">
            <text:p>0.5503</text:p>
          </table:table-cell>
          <table:table-cell table:style-name="ce6" office:value-type="float" office:value="0.1201" calcext:value-type="float">
            <text:p>0.1201</text:p>
          </table:table-cell>
          <table:table-cell table:style-name="ce6" office:value-type="float" office:value="0.9571" calcext:value-type="float">
            <text:p>0.9571</text:p>
          </table:table-cell>
          <table:table-cell table:style-name="ce6" office:value-type="float" office:value="0.6118" calcext:value-type="float">
            <text:p>0.6118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2" table:number-columns-repeated="3"/>
          <table:table-cell table:number-columns-repeated="1011"/>
        </table:table-row>
        <table:table-row table:style-name="ro1">
          <table:table-cell/>
          <table:table-cell table:style-name="ce6" table:number-columns-repeated="7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style-name="ce6" table:formula="of:=AVERAGE([.B3:.B6])" office:value-type="float" office:value="0.582025" calcext:value-type="float">
            <text:p>0.582025</text:p>
          </table:table-cell>
          <table:table-cell table:style-name="ce6" table:formula="of:=AVERAGE([.C3:.C6])" office:value-type="float" office:value="0.99135" calcext:value-type="float">
            <text:p>0.99135</text:p>
          </table:table-cell>
          <table:table-cell table:style-name="ce6" table:formula="of:=AVERAGE([.D3:.D6])" office:value-type="float" office:value="0.0085605" calcext:value-type="float">
            <text:p>0.0085605</text:p>
          </table:table-cell>
          <table:table-cell table:style-name="ce6" table:formula="of:=AVERAGE([.E3:.E6])" office:value-type="float" office:value="0.417875" calcext:value-type="float">
            <text:p>0.417875</text:p>
          </table:table-cell>
          <table:table-cell table:style-name="ce6" table:formula="of:=AVERAGE([.F3:.F6])" office:value-type="float" office:value="1.218375" calcext:value-type="float">
            <text:p>1.218375</text:p>
          </table:table-cell>
          <table:table-cell table:style-name="ce6" table:formula="of:=AVERAGE([.G3:.G6])" office:value-type="float" office:value="0.5349" calcext:value-type="float">
            <text:p>0.5349</text:p>
          </table:table-cell>
          <table:table-cell table:style-name="ce6" table:formula="of:=AVERAGE([.H3:.H6])" office:value-type="float" office:value="0.49805" calcext:value-type="float">
            <text:p>0.49805</text:p>
          </table:table-cell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2" office:value-type="string" calcext:value-type="string">
            <text:p>Weighted Mean</text:p>
          </table:table-cell>
          <table:table-cell table:formula="of:=([.B3]*1100 +[.B4]*2300+[.B5]*1500+[.B6]*630) / 5530" office:value-type="float" office:value="0.571449909584087" calcext:value-type="float">
            <text:p>0.571449909584087</text:p>
          </table:table-cell>
          <table:table-cell table:formula="of:=([.C3]*1100 +[.C4]*2300+[.C5]*1500+[.C6]*630) / 5530" office:value-type="float" office:value="0.990659493670886" calcext:value-type="float">
            <text:p>0.990659493670886</text:p>
          </table:table-cell>
          <table:table-cell table:formula="of:=([.D3]*1100 +[.D4]*2300+[.D5]*1500+[.D6]*630) / 5530" office:value-type="float" office:value="0.00924529113924051" calcext:value-type="float">
            <text:p>0.009245291139241</text:p>
          </table:table-cell>
          <table:table-cell table:formula="of:=([.E3]*1100 +[.E4]*2300+[.E5]*1500+[.E6]*630) / 5530" office:value-type="float" office:value="0.428450090415913" calcext:value-type="float">
            <text:p>0.428450090415913</text:p>
          </table:table-cell>
          <table:table-cell table:formula="of:=([.F3]*1100 +[.F4]*2300+[.F5]*1500+[.F6]*630) / 5530" office:value-type="float" office:value="1.40295171790235" calcext:value-type="float">
            <text:p>1.40295171790235</text:p>
          </table:table-cell>
          <table:table-cell table:formula="of:=([.G3]*1100 +[.G4]*2300+[.G5]*1500+[.G6]*630) / 5530" office:value-type="float" office:value="0.482713019891501" calcext:value-type="float">
            <text:p>0.482713019891501</text:p>
          </table:table-cell>
          <table:table-cell table:formula="of:=([.H3]*1100 +[.H4]*2300+[.H5]*1500+[.H6]*630) / 5530" office:value-type="float" office:value="0.482899457504521" calcext:value-type="float">
            <text:p>0.482899457504521</text:p>
          </table:table-cell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 table:number-rows-repeated="2">
          <table:table-cell table:style-name="ce4"/>
          <table:table-cell table:style-name="ce12" table:number-columns-repeated="7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8" table:number-rows-spanned="1">
            <text:p>MCD-FLOW</text:p>
          </table:table-cell>
          <table:covered-table-cell table:number-columns-repeated="7" table:style-name="ce12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FPR</text:p>
          </table:table-cell>
          <table:table-cell table:style-name="ce12" office:value-type="string" calcext:value-type="string">
            <text:p>FNR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mcdFlowMask-continuous</text:p>
          </table:table-cell>
          <table:table-cell office:value-type="float" office:value="0.40123751" calcext:value-type="float">
            <text:p>0.40123751</text:p>
          </table:table-cell>
          <table:table-cell office:value-type="float" office:value="0.99925525" calcext:value-type="float">
            <text:p>0.99925525</text:p>
          </table:table-cell>
          <table:table-cell office:value-type="float" office:value="0.00074475" calcext:value-type="float">
            <text:p>0.00074475</text:p>
          </table:table-cell>
          <table:table-cell office:value-type="float" office:value="0.59876249" calcext:value-type="float">
            <text:p>0.59876249</text:p>
          </table:table-cell>
          <table:table-cell office:value-type="float" office:value="0.44955028" calcext:value-type="float">
            <text:p>0.44955028</text:p>
          </table:table-cell>
          <table:table-cell office:value-type="float" office:value="0.77274727" calcext:value-type="float">
            <text:p>0.77274727</text:p>
          </table:table-cell>
          <table:table-cell office:value-type="float" office:value="0.52820989" calcext:value-type="float">
            <text:p>0.5282098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cdFlowMask-intermittentPan</text:p>
          </table:table-cell>
          <table:table-cell office:value-type="float" office:value="0.41218566" calcext:value-type="float">
            <text:p>0.41218566</text:p>
          </table:table-cell>
          <table:table-cell office:value-type="float" office:value="0.99957986" calcext:value-type="float">
            <text:p>0.99957986</text:p>
          </table:table-cell>
          <table:table-cell office:value-type="float" office:value="0.00042014" calcext:value-type="float">
            <text:p>0.00042014</text:p>
          </table:table-cell>
          <table:table-cell office:value-type="float" office:value="0.58781434" calcext:value-type="float">
            <text:p>0.58781434</text:p>
          </table:table-cell>
          <table:table-cell office:value-type="float" office:value="0.87138461" calcext:value-type="float">
            <text:p>0.87138461</text:p>
          </table:table-cell>
          <table:table-cell office:value-type="float" office:value="0.93355789" calcext:value-type="float">
            <text:p>0.93355789</text:p>
          </table:table-cell>
          <table:table-cell office:value-type="float" office:value="0.57187593" calcext:value-type="float">
            <text:p>0.57187593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cdFlowMask-twoPosition</text:p>
          </table:table-cell>
          <table:table-cell office:value-type="float" office:value="0.8980029" calcext:value-type="float">
            <text:p>0.8980029</text:p>
          </table:table-cell>
          <table:table-cell office:value-type="float" office:value="0.9900285" calcext:value-type="float">
            <text:p>0.9900285</text:p>
          </table:table-cell>
          <table:table-cell office:value-type="float" office:value="0.0099715" calcext:value-type="float">
            <text:p>0.0099715</text:p>
          </table:table-cell>
          <table:table-cell office:value-type="float" office:value="0.1019971" calcext:value-type="float">
            <text:p>0.1019971</text:p>
          </table:table-cell>
          <table:table-cell office:value-type="float" office:value="1.1368145" calcext:value-type="float">
            <text:p>1.1368145</text:p>
          </table:table-cell>
          <table:table-cell office:value-type="float" office:value="0.5812114" calcext:value-type="float">
            <text:p>0.5812114</text:p>
          </table:table-cell>
          <table:table-cell office:value-type="float" office:value="0.7056848" calcext:value-type="float">
            <text:p>0.7056848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cdFlowMask-Zoom</text:p>
          </table:table-cell>
          <table:table-cell office:value-type="float" office:value="0.317720346" calcext:value-type="float">
            <text:p>0.317720346</text:p>
          </table:table-cell>
          <table:table-cell office:value-type="float" office:value="0.999940444" calcext:value-type="float">
            <text:p>0.99994044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79654" calcext:value-type="float">
            <text:p>0.682279654</text:p>
          </table:table-cell>
          <table:table-cell office:value-type="float" office:value="0.149680039" calcext:value-type="float">
            <text:p>0.149680039</text:p>
          </table:table-cell>
          <table:table-cell office:value-type="float" office:value="0.918452245" calcext:value-type="float">
            <text:p>0.918452245</text:p>
          </table:table-cell>
          <table:table-cell office:value-type="float" office:value="0.472120103" calcext:value-type="float">
            <text:p>0.47212010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formula="of:=AVERAGE([.B14:.B17])" office:value-type="float" office:value="0.507286604" calcext:value-type="float">
            <text:p>0.507286604</text:p>
          </table:table-cell>
          <table:table-cell table:formula="of:=AVERAGE([.C14:.C17])" office:value-type="float" office:value="0.9972010135" calcext:value-type="float">
            <text:p>0.9972010135</text:p>
          </table:table-cell>
          <table:table-cell table:formula="of:=AVERAGE([.D14:.D17])" office:value-type="float" office:value="0.0027990975" calcext:value-type="float">
            <text:p>0.0027990975</text:p>
          </table:table-cell>
          <table:table-cell table:formula="of:=AVERAGE([.E14:.E17])" office:value-type="float" office:value="0.492713396" calcext:value-type="float">
            <text:p>0.492713396</text:p>
          </table:table-cell>
          <table:table-cell table:formula="of:=AVERAGE([.F14:.F17])" office:value-type="float" office:value="0.65185735725" calcext:value-type="float">
            <text:p>0.65185735725</text:p>
          </table:table-cell>
          <table:table-cell table:formula="of:=AVERAGE([.G14:.G17])" office:value-type="float" office:value="0.80149220125" calcext:value-type="float">
            <text:p>0.80149220125</text:p>
          </table:table-cell>
          <table:table-cell table:formula="of:=AVERAGE([.H14:.H17])" office:value-type="float" office:value="0.56947268075" calcext:value-type="float">
            <text:p>0.5694726807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CDNET: <text:span text:style-name="T1">MCD</text:span></text:p>
          </table:table-cell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 table:number-columns-spanned="8" table:number-rows-spanned="1"/>
          <table:covered-table-cell table:number-columns-repeated="7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FNR</text:p>
          </table:table-cell>
          <table:table-cell table:style-name="ce4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style-name="ce14" office:value-type="string" calcext:value-type="string">
            <text:p>Average</text:p>
          </table:table-cell>
          <table:table-cell table:style-name="ce8" table:number-columns-repeated="2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4"/>
          <table:table-cell table:style-name="ce12" table:number-columns-repeated="5"/>
          <table:table-cell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337325" calcext:value-type="float">
            <text:p>1337325</text:p>
          </table:table-cell>
          <table:table-cell table:style-name="ce6" office:value-type="float" office:value="3906576" calcext:value-type="float">
            <text:p>3906576</text:p>
          </table:table-cell>
          <table:table-cell table:style-name="ce6" office:value-type="float" office:value="746366" calcext:value-type="float">
            <text:p>746366</text:p>
          </table:table-cell>
          <table:table-cell table:style-name="ce6" office:value-type="float" office:value="365620038" calcext:value-type="float">
            <text:p>365620038</text:p>
          </table:table-cell>
          <table:table-cell table:style-name="ce6" table:formula="of:=[.B25]/([.B25]+[.D25])" office:value-type="float" office:value="0.641805814777719" calcext:value-type="float">
            <text:p>0.641805814777719</text:p>
          </table:table-cell>
          <table:table-cell table:style-name="ce6" table:formula="of:=[.E25]/([.E25]+[.C25])" office:value-type="float" office:value="0.989428160646638" calcext:value-type="float">
            <text:p>0.989428160646638</text:p>
          </table:table-cell>
          <table:table-cell table:style-name="ce6" table:formula="of:=[.C25]/([.C25]+[.E25])" office:value-type="float" office:value="0.0105718393533625" calcext:value-type="float">
            <text:p>0.010571839353363</text:p>
          </table:table-cell>
          <table:table-cell table:style-name="ce6" table:formula="of:=[.D25]/([.D25]+[.B25])" office:value-type="float" office:value="0.358194185222281" calcext:value-type="float">
            <text:p>0.358194185222281</text:p>
          </table:table-cell>
          <table:table-cell table:formula="of:=100*([.C25]+[.D25]) / ([.B25]+[.C25]+[.D25]+[.E25])" office:value-type="float" office:value="1.25210252175327" calcext:value-type="float">
            <text:p>1.25210252175327</text:p>
          </table:table-cell>
          <table:table-cell table:style-name="ce6" table:formula="of:=[.B25]/([.B25]+[.C25])" office:value-type="float" office:value="0.25502483742542" calcext:value-type="float">
            <text:p>0.25502483742542</text:p>
          </table:table-cell>
          <table:table-cell table:style-name="ce6" table:formula="of:=2*[.K25]*[.F25] / ([.K25]+[.F25])" office:value-type="float" office:value="0.365010770250309" calcext:value-type="float">
            <text:p>0.365010770250309</text:p>
          </table:table-cell>
          <table:table-cell table:style-name="ce4"/>
          <table:table-cell table:style-name="ce6" table:number-columns-repeated="7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9"/>
          <table:table-cell table:style-name="ce2"/>
          <table:table-cell table:style-name="ce6" table:number-columns-repeated="3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1456809" calcext:value-type="float">
            <text:p>1456809</text:p>
          </table:table-cell>
          <table:table-cell table:style-name="ce6" office:value-type="float" office:value="1867177" calcext:value-type="float">
            <text:p>1867177</text:p>
          </table:table-cell>
          <table:table-cell table:style-name="ce6" office:value-type="float" office:value="2547699" calcext:value-type="float">
            <text:p>2547699</text:p>
          </table:table-cell>
          <table:table-cell table:style-name="ce6" office:value-type="float" office:value="421154864" calcext:value-type="float">
            <text:p>421154864</text:p>
          </table:table-cell>
          <table:table-cell table:style-name="ce6" table:formula="of:=[.B26]/([.B26]+[.D26])" office:value-type="float" office:value="0.363792256127344" calcext:value-type="float">
            <text:p>0.363792256127344</text:p>
          </table:table-cell>
          <table:table-cell table:style-name="ce6" table:formula="of:=[.E26]/([.E26]+[.C26])" office:value-type="float" office:value="0.995586099968725" calcext:value-type="float">
            <text:p>0.995586099968725</text:p>
          </table:table-cell>
          <table:table-cell table:style-name="ce6" table:formula="of:=[.C26]/([.C26]+[.E26])" office:value-type="float" office:value="0.0044139000312752" calcext:value-type="float">
            <text:p>0.004413900031275</text:p>
          </table:table-cell>
          <table:table-cell table:style-name="ce6" table:formula="of:=[.D26]/([.D26]+[.B26])" office:value-type="float" office:value="0.636207743872656" calcext:value-type="float">
            <text:p>0.636207743872656</text:p>
          </table:table-cell>
          <table:table-cell table:formula="of:=100*([.C26]+[.D26]) / ([.B26]+[.C26]+[.D26]+[.E26])" office:value-type="float" office:value="1.03386452442796" calcext:value-type="float">
            <text:p>1.03386452442796</text:p>
          </table:table-cell>
          <table:table-cell table:style-name="ce6" table:formula="of:=[.B26]/([.B26]+[.C26])" office:value-type="float" office:value="0.438271701505361" calcext:value-type="float">
            <text:p>0.438271701505361</text:p>
          </table:table-cell>
          <table:table-cell table:style-name="ce6" table:formula="of:=2*[.K26]*[.F26] / ([.K26]+[.F26])" office:value-type="float" office:value="0.397573908090803" calcext:value-type="float">
            <text:p>0.397573908090803</text:p>
          </table:table-cell>
          <table:table-cell table:style-name="ce4"/>
          <table:table-cell table:style-name="ce6" table:number-columns-repeated="7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3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994598" calcext:value-type="float">
            <text:p>994598</text:p>
          </table:table-cell>
          <table:table-cell table:style-name="ce6" office:value-type="float" office:value="1843227" calcext:value-type="float">
            <text:p>1843227</text:p>
          </table:table-cell>
          <table:table-cell table:style-name="ce6" office:value-type="float" office:value="613926" calcext:value-type="float">
            <text:p>613926</text:p>
          </table:table-cell>
          <table:table-cell table:style-name="ce6" office:value-type="float" office:value="134170916" calcext:value-type="float">
            <text:p>134170916</text:p>
          </table:table-cell>
          <table:table-cell table:style-name="ce6" table:formula="of:=[.B27]/([.B27]+[.D27])" office:value-type="float" office:value="0.618329599061002" calcext:value-type="float">
            <text:p>0.618329599061002</text:p>
          </table:table-cell>
          <table:table-cell table:style-name="ce6" table:formula="of:=[.E27]/([.E27]+[.C27])" office:value-type="float" office:value="0.986448269574437" calcext:value-type="float">
            <text:p>0.986448269574437</text:p>
          </table:table-cell>
          <table:table-cell table:style-name="ce6" table:formula="of:=[.C27]/([.C27]+[.E27])" office:value-type="float" office:value="0.0135517304255632" calcext:value-type="float">
            <text:p>0.013551730425563</text:p>
          </table:table-cell>
          <table:table-cell table:style-name="ce6" table:formula="of:=[.D27]/([.D27]+[.B27])" office:value-type="float" office:value="0.381670400938998" calcext:value-type="float">
            <text:p>0.381670400938998</text:p>
          </table:table-cell>
          <table:table-cell table:formula="of:=100*([.C27]+[.D27]) / ([.B27]+[.C27]+[.D27]+[.E27])" office:value-type="float" office:value="1.78542754152555" calcext:value-type="float">
            <text:p>1.78542754152555</text:p>
          </table:table-cell>
          <table:table-cell table:style-name="ce6" table:formula="of:=[.B27]/([.B27]+[.C27])" office:value-type="float" office:value="0.35047897597632" calcext:value-type="float">
            <text:p>0.35047897597632</text:p>
          </table:table-cell>
          <table:table-cell table:style-name="ce6" table:formula="of:=2*[.K27]*[.F27] / ([.K27]+[.F27])" office:value-type="float" office:value="0.447377387604977" calcext:value-type="float">
            <text:p>0.447377387604977</text:p>
          </table:table-cell>
          <table:table-cell table:style-name="ce4"/>
          <table:table-cell table:style-name="ce6" table:number-columns-repeated="7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3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28807" calcext:value-type="float">
            <text:p>28807</text:p>
          </table:table-cell>
          <table:table-cell table:style-name="ce6" office:value-type="float" office:value="5391" calcext:value-type="float">
            <text:p>5391</text:p>
          </table:table-cell>
          <table:table-cell table:style-name="ce6" office:value-type="float" office:value="60497" calcext:value-type="float">
            <text:p>60497</text:p>
          </table:table-cell>
          <table:table-cell table:style-name="ce6" office:value-type="float" office:value="48176945" calcext:value-type="float">
            <text:p>48176945</text:p>
          </table:table-cell>
          <table:table-cell table:style-name="ce6" table:formula="of:=[.B28]/([.B28]+[.D28])" office:value-type="float" office:value="0.322572337185344" calcext:value-type="float">
            <text:p>0.322572337185344</text:p>
          </table:table-cell>
          <table:table-cell table:style-name="ce6" table:formula="of:=[.E28]/([.E28]+[.C28])" office:value-type="float" office:value="0.999888112523228" calcext:value-type="float">
            <text:p>0.999888112523228</text:p>
          </table:table-cell>
          <table:table-cell table:style-name="ce6" table:formula="of:=[.C28]/([.C28]+[.E28])" office:value-type="float" office:value="0.00011188747677157" calcext:value-type="float">
            <text:p>0.000111887476772</text:p>
          </table:table-cell>
          <table:table-cell table:style-name="ce6" table:formula="of:=[.D28]/([.D28]+[.B28])" office:value-type="float" office:value="0.677427662814656" calcext:value-type="float">
            <text:p>0.677427662814656</text:p>
          </table:table-cell>
          <table:table-cell table:formula="of:=100*([.C28]+[.D28]) / ([.B28]+[.C28]+[.D28]+[.E28])" office:value-type="float" office:value="0.136494223109055" calcext:value-type="float">
            <text:p>0.136494223109055</text:p>
          </table:table-cell>
          <table:table-cell table:style-name="ce6" table:formula="of:=[.B28]/([.B28]+[.C28])" office:value-type="float" office:value="0.842359202292532" calcext:value-type="float">
            <text:p>0.842359202292532</text:p>
          </table:table-cell>
          <table:table-cell table:style-name="ce6" table:formula="of:=2*[.K28]*[.F28] / ([.K28]+[.F28])" office:value-type="float" office:value="0.466502566760053" calcext:value-type="float">
            <text:p>0.466502566760053</text:p>
          </table:table-cell>
          <table:table-cell table:style-name="ce4"/>
          <table:table-cell table:style-name="ce6" table:number-columns-repeated="7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9"/>
          <table:table-cell table:style-name="ce12"/>
          <table:table-cell table:style-name="ce6" table:number-columns-repeated="3"/>
        </table:table-row>
        <table:table-row table:style-name="ro1">
          <table:table-cell/>
          <table:table-cell table:style-name="ce6" table:number-columns-repeated="8"/>
          <table:table-cell/>
          <table:table-cell table:style-name="ce6" table:number-columns-repeated="10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9"/>
          <table:table-cell/>
          <table:table-cell table:style-name="ce6" table:number-columns-repeated="3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number-columns-repeated="4"/>
          <table:table-cell table:formula="of:=AVERAGE([.F25:.F28])" office:value-type="float" office:value="0.486625001787852" calcext:value-type="float">
            <text:p>0.486625001787852</text:p>
          </table:table-cell>
          <table:table-cell table:formula="of:=AVERAGE([.G25:.G28])" office:value-type="float" office:value="0.992837660678257" calcext:value-type="float">
            <text:p>0.992837660678257</text:p>
          </table:table-cell>
          <table:table-cell table:formula="of:=AVERAGE([.H25:.H28])" office:value-type="float" office:value="0.00716233932174312" calcext:value-type="float">
            <text:p>0.007162339321743</text:p>
          </table:table-cell>
          <table:table-cell table:formula="of:=AVERAGE([.I25:.I28])" office:value-type="float" office:value="0.513374998212148" calcext:value-type="float">
            <text:p>0.513374998212148</text:p>
          </table:table-cell>
          <table:table-cell table:formula="of:=AVERAGE([.J25:.J28])" office:value-type="float" office:value="1.05197220270396" calcext:value-type="float">
            <text:p>1.05197220270396</text:p>
          </table:table-cell>
          <table:table-cell table:formula="of:=AVERAGE([.K25:.K28])" office:value-type="float" office:value="0.471533679299908" calcext:value-type="float">
            <text:p>0.471533679299908</text:p>
          </table:table-cell>
          <table:table-cell table:formula="of:=AVERAGE([.L25:.L28])" office:value-type="float" office:value="0.419116158176536" calcext:value-type="float">
            <text:p>0.419116158176536</text:p>
          </table:table-cell>
          <table:table-cell table:style-name="ce12"/>
          <table:table-cell table:number-columns-repeated="7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9"/>
          <table:table-cell table:style-name="ce12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CDNET: <text:span text:style-name="T1">mcdFlow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FNR</text:p>
          </table:table-cell>
          <table:table-cell table:style-name="ce4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775128" calcext:value-type="float">
            <text:p>775128</text:p>
          </table:table-cell>
          <table:table-cell table:style-name="ce6" office:value-type="float" office:value="246249" calcext:value-type="float">
            <text:p>246249</text:p>
          </table:table-cell>
          <table:table-cell table:style-name="ce6" office:value-type="float" office:value="1308563" calcext:value-type="float">
            <text:p>1308563</text:p>
          </table:table-cell>
          <table:table-cell table:style-name="ce6" office:value-type="float" office:value="369280365" calcext:value-type="float">
            <text:p>369280365</text:p>
          </table:table-cell>
          <table:table-cell table:style-name="ce6" table:formula="of:=[.B35]/([.B35]+[.D35])" office:value-type="float" office:value="0.371997575456246" calcext:value-type="float">
            <text:p>0.371997575456246</text:p>
          </table:table-cell>
          <table:table-cell table:style-name="ce6" table:formula="of:=[.E35]/([.E35]+[.C35])" office:value-type="float" office:value="0.999333609567835" calcext:value-type="float">
            <text:p>0.999333609567835</text:p>
          </table:table-cell>
          <table:table-cell table:formula="of:=[.C35]/([.C35]+[.E35])" office:value-type="float" office:value="0.000666390432165192" calcext:value-type="float">
            <text:p>0.000666390432165</text:p>
          </table:table-cell>
          <table:table-cell table:formula="of:=[.D35]/([.D35]+[.B35])" office:value-type="float" office:value="0.628002424543754" calcext:value-type="float">
            <text:p>0.628002424543754</text:p>
          </table:table-cell>
          <table:table-cell table:formula="of:=100*([.C35]+[.D35]) / ([.B35]+[.C35]+[.D35]+[.E35])" office:value-type="float" office:value="0.418398515617052" calcext:value-type="float">
            <text:p>0.418398515617052</text:p>
          </table:table-cell>
          <table:table-cell table:style-name="ce6" table:formula="of:=[.B35]/([.B35]+[.C35])" office:value-type="float" office:value="0.758904890162986" calcext:value-type="float">
            <text:p>0.758904890162986</text:p>
          </table:table-cell>
          <table:table-cell table:style-name="ce6" table:formula="of:=2*[.K35]*[.F35] / ([.K35]+[.F35])" office:value-type="float" office:value="0.499266360672295" calcext:value-type="float">
            <text:p>0.499266360672295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1132018" calcext:value-type="float">
            <text:p>1132018</text:p>
          </table:table-cell>
          <table:table-cell table:style-name="ce6" office:value-type="float" office:value="107235" calcext:value-type="float">
            <text:p>107235</text:p>
          </table:table-cell>
          <table:table-cell table:style-name="ce6" office:value-type="float" office:value="2872490" calcext:value-type="float">
            <text:p>2872490</text:p>
          </table:table-cell>
          <table:table-cell table:style-name="ce6" office:value-type="float" office:value="422914806" calcext:value-type="float">
            <text:p>422914806</text:p>
          </table:table-cell>
          <table:table-cell table:style-name="ce6" table:formula="of:=[.B36]/([.B36]+[.D36])" office:value-type="float" office:value="0.282685912976076" calcext:value-type="float">
            <text:p>0.282685912976076</text:p>
          </table:table-cell>
          <table:table-cell table:style-name="ce6" table:formula="of:=[.E36]/([.E36]+[.C36])" office:value-type="float" office:value="0.999746502570536" calcext:value-type="float">
            <text:p>0.999746502570536</text:p>
          </table:table-cell>
          <table:table-cell table:formula="of:=[.C36]/([.C36]+[.E36])" office:value-type="float" office:value="0.000253497429463729" calcext:value-type="float">
            <text:p>0.000253497429464</text:p>
          </table:table-cell>
          <table:table-cell table:formula="of:=[.D36]/([.D36]+[.B36])" office:value-type="float" office:value="0.717314087023924" calcext:value-type="float">
            <text:p>0.717314087023924</text:p>
          </table:table-cell>
          <table:table-cell table:formula="of:=100*([.C36]+[.D36]) / ([.B36]+[.C36]+[.D36]+[.E36])" office:value-type="float" office:value="0.697784483652795" calcext:value-type="float">
            <text:p>0.697784483652795</text:p>
          </table:table-cell>
          <table:table-cell table:style-name="ce6" table:formula="of:=[.B36]/([.B36]+[.C36])" office:value-type="float" office:value="0.913468032758444" calcext:value-type="float">
            <text:p>0.913468032758444</text:p>
          </table:table-cell>
          <table:table-cell table:style-name="ce6" table:formula="of:=2*[.K36]*[.F36] / ([.K36]+[.F36])" office:value-type="float" office:value="0.431758045418165" calcext:value-type="float">
            <text:p>0.431758045418165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450695" calcext:value-type="float">
            <text:p>450695</text:p>
          </table:table-cell>
          <table:table-cell table:style-name="ce6" office:value-type="float" office:value="494356" calcext:value-type="float">
            <text:p>494356</text:p>
          </table:table-cell>
          <table:table-cell table:style-name="ce6" office:value-type="float" office:value="1157829" calcext:value-type="float">
            <text:p>1157829</text:p>
          </table:table-cell>
          <table:table-cell table:style-name="ce6" office:value-type="float" office:value="135519787" calcext:value-type="float">
            <text:p>135519787</text:p>
          </table:table-cell>
          <table:table-cell table:style-name="ce6" table:formula="of:=[.B37]/([.B37]+[.D37])" office:value-type="float" office:value="0.280191653963509" calcext:value-type="float">
            <text:p>0.280191653963509</text:p>
          </table:table-cell>
          <table:table-cell table:style-name="ce6" table:formula="of:=[.E37]/([.E37]+[.C37])" office:value-type="float" office:value="0.996365407382672" calcext:value-type="float">
            <text:p>0.996365407382672</text:p>
          </table:table-cell>
          <table:table-cell table:formula="of:=[.C37]/([.C37]+[.E37])" office:value-type="float" office:value="0.00363459261732804" calcext:value-type="float">
            <text:p>0.003634592617328</text:p>
          </table:table-cell>
          <table:table-cell table:formula="of:=[.D37]/([.D37]+[.B37])" office:value-type="float" office:value="0.719808346036491" calcext:value-type="float">
            <text:p>0.719808346036491</text:p>
          </table:table-cell>
          <table:table-cell table:formula="of:=100*([.C37]+[.D37]) / ([.B37]+[.C37]+[.D37]+[.E37])" office:value-type="float" office:value="1.20051808035373" calcext:value-type="float">
            <text:p>1.20051808035373</text:p>
          </table:table-cell>
          <table:table-cell table:style-name="ce6" table:formula="of:=[.B37]/([.B37]+[.C37])" office:value-type="float" office:value="0.476900188455438" calcext:value-type="float">
            <text:p>0.476900188455438</text:p>
          </table:table-cell>
          <table:table-cell table:style-name="ce6" table:formula="of:=2*[.K37]*[.F37] / ([.K37]+[.F37])" office:value-type="float" office:value="0.35299139441763" calcext:value-type="float">
            <text:p>0.35299139441763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19472" calcext:value-type="float">
            <text:p>19472</text:p>
          </table:table-cell>
          <table:table-cell table:style-name="ce6" office:value-type="float" office:value="2184" calcext:value-type="float">
            <text:p>2184</text:p>
          </table:table-cell>
          <table:table-cell table:style-name="ce6" office:value-type="float" office:value="69832" calcext:value-type="float">
            <text:p>69832</text:p>
          </table:table-cell>
          <table:table-cell table:style-name="ce6" office:value-type="float" office:value="48180152" calcext:value-type="float">
            <text:p>48180152</text:p>
          </table:table-cell>
          <table:table-cell table:style-name="ce6" table:formula="of:=[.B38]/([.B38]+[.D38])" office:value-type="float" office:value="0.218041745050614" calcext:value-type="float">
            <text:p>0.218041745050614</text:p>
          </table:table-cell>
          <table:table-cell table:style-name="ce6" table:formula="of:=[.E38]/([.E38]+[.C38])" office:value-type="float" office:value="0.999954672185259" calcext:value-type="float">
            <text:p>0.999954672185259</text:p>
          </table:table-cell>
          <table:table-cell table:formula="of:=[.C38]/([.C38]+[.E38])" office:value-type="float" office:value="0.0000453278147410703" calcext:value-type="float">
            <text:p>4.53278147410703E-05</text:p>
          </table:table-cell>
          <table:table-cell table:formula="of:=[.D38]/([.D38]+[.B38])" office:value-type="float" office:value="0.781958254949386" calcext:value-type="float">
            <text:p>0.781958254949386</text:p>
          </table:table-cell>
          <table:table-cell table:formula="of:=100*([.C38]+[.D38]) / ([.B38]+[.C38]+[.D38]+[.E38])" office:value-type="float" office:value="0.149189047647853" calcext:value-type="float">
            <text:p>0.149189047647853</text:p>
          </table:table-cell>
          <table:table-cell table:style-name="ce6" table:formula="of:=[.B38]/([.B38]+[.C38])" office:value-type="float" office:value="0.899150350942002" calcext:value-type="float">
            <text:p>0.899150350942002</text:p>
          </table:table-cell>
          <table:table-cell table:style-name="ce6" table:formula="of:=2*[.K38]*[.F38] / ([.K38]+[.F38])" office:value-type="float" office:value="0.35097332372026" calcext:value-type="float">
            <text:p>0.35097332372026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6"/>
          <table:table-cell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number-columns-repeated="4"/>
          <table:table-cell table:formula="of:=AVERAGE([.F35:.F38])" office:value-type="float" office:value="0.288229221861611" calcext:value-type="float">
            <text:p>0.288229221861611</text:p>
          </table:table-cell>
          <table:table-cell table:formula="of:=AVERAGE([.G35:.G38])" office:value-type="float" office:value="0.998850047926576" calcext:value-type="float">
            <text:p>0.998850047926576</text:p>
          </table:table-cell>
          <table:table-cell table:formula="of:=AVERAGE([.H35:.H38])" office:value-type="float" office:value="0.00114995207342451" calcext:value-type="float">
            <text:p>0.001149952073425</text:p>
          </table:table-cell>
          <table:table-cell table:formula="of:=AVERAGE([.I35:.I38])" office:value-type="float" office:value="0.711770778138389" calcext:value-type="float">
            <text:p>0.711770778138389</text:p>
          </table:table-cell>
          <table:table-cell table:formula="of:=AVERAGE([.J35:.J38])" office:value-type="float" office:value="0.616472531817856" calcext:value-type="float">
            <text:p>0.616472531817856</text:p>
          </table:table-cell>
          <table:table-cell table:formula="of:=AVERAGE([.K35:.K38])" office:value-type="float" office:value="0.762105865579717" calcext:value-type="float">
            <text:p>0.762105865579717</text:p>
          </table:table-cell>
          <table:table-cell table:formula="of:=AVERAGE([.L35:.L38])" office:value-type="float" office:value="0.408747281057088" calcext:value-type="float">
            <text:p>0.408747281057088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MCD-FLOW-EXPERıMENT-2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12" office:value-type="string" calcext:value-type="string">
            <text:p>FPR</text:p>
          </table:table-cell>
          <table:table-cell table:style-name="ce12" office:value-type="string" calcext:value-type="string">
            <text:p>FNR</text:p>
          </table:table-cell>
          <table:table-cell table:style-name="ce12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office:value-type="float" office:value="0.27737" calcext:value-type="float">
            <text:p>0.27737</text:p>
          </table:table-cell>
          <table:table-cell office:value-type="float" office:value="0.99938" calcext:value-type="float">
            <text:p>0.99938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72263" calcext:value-type="float">
            <text:p>0.72263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73764" calcext:value-type="float">
            <text:p>0.73764</text:p>
          </table:table-cell>
          <table:table-cell office:value-type="float" office:value="0.40315" calcext:value-type="float">
            <text:p>0.40315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office:value-type="float" office:value="0.39255" calcext:value-type="float">
            <text:p>0.39255</text:p>
          </table:table-cell>
          <table:table-cell office:value-type="float" office:value="0.99921" calcext:value-type="float">
            <text:p>0.99921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93526" calcext:value-type="float">
            <text:p>0.93526</text:p>
          </table:table-cell>
          <table:table-cell office:value-type="float" office:value="0.87723" calcext:value-type="float">
            <text:p>0.87723</text:p>
          </table:table-cell>
          <table:table-cell office:value-type="float" office:value="0.54239" calcext:value-type="float">
            <text:p>0.5423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office:value-type="float" office:value="0.87458" calcext:value-type="float">
            <text:p>0.87458</text:p>
          </table:table-cell>
          <table:table-cell office:value-type="float" office:value="0.98847" calcext:value-type="float">
            <text:p>0.98847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12542" calcext:value-type="float">
            <text:p>0.12542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0.53905" calcext:value-type="float">
            <text:p>0.53905</text:p>
          </table:table-cell>
          <table:table-cell office:value-type="float" office:value="0.66699" calcext:value-type="float">
            <text:p>0.66699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office:value-type="float" office:value="0.31772" calcext:value-type="float">
            <text:p>0.31772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68228" calcext:value-type="float">
            <text:p>0.68228</text:p>
          </table:table-cell>
          <table:table-cell office:value-type="float" office:value="0.14968" calcext:value-type="float">
            <text:p>0.14968</text:p>
          </table:table-cell>
          <table:table-cell office:value-type="float" office:value="0.91845" calcext:value-type="float">
            <text:p>0.91845</text:p>
          </table:table-cell>
          <table:table-cell office:value-type="float" office:value="0.47212" calcext:value-type="float">
            <text:p>0.472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formula="of:=AVERAGE([.B47:.B50])" office:value-type="float" office:value="0.465555" calcext:value-type="float">
            <text:p>0.465555</text:p>
          </table:table-cell>
          <table:table-cell table:formula="of:=AVERAGE([.C47:.C50])" office:value-type="float" office:value="0.99675" calcext:value-type="float">
            <text:p>0.99675</text:p>
          </table:table-cell>
          <table:table-cell table:formula="of:=AVERAGE([.D47:.D50])" office:value-type="float" office:value="0.00325" calcext:value-type="float">
            <text:p>0.00325</text:p>
          </table:table-cell>
          <table:table-cell table:formula="of:=AVERAGE([.E47:.E50])" office:value-type="float" office:value="0.534445" calcext:value-type="float">
            <text:p>0.534445</text:p>
          </table:table-cell>
          <table:table-cell table:formula="of:=AVERAGE([.F47:.F50])" office:value-type="float" office:value="0.731355" calcext:value-type="float">
            <text:p>0.731355</text:p>
          </table:table-cell>
          <table:table-cell table:formula="of:=AVERAGE([.G47:.G50])" office:value-type="float" office:value="0.7680925" calcext:value-type="float">
            <text:p>0.7680925</text:p>
          </table:table-cell>
          <table:table-cell table:formula="of:=AVERAGE([.H47:.H50])" office:value-type="float" office:value="0.5211625" calcext:value-type="float">
            <text:p>0.52116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CDNET: <text:span text:style-name="T1">EFIC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FNR</text:p>
          </table:table-cell>
          <table:table-cell table:style-name="ce4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761626" calcext:value-type="float">
            <text:p>1761626</text:p>
          </table:table-cell>
          <table:table-cell table:style-name="ce6" office:value-type="float" office:value="2513980" calcext:value-type="float">
            <text:p>2513980</text:p>
          </table:table-cell>
          <table:table-cell table:style-name="ce6" office:value-type="float" office:value="322065" calcext:value-type="float">
            <text:p>322065</text:p>
          </table:table-cell>
          <table:table-cell table:style-name="ce6" office:value-type="float" office:value="367012634" calcext:value-type="float">
            <text:p>367012634</text:p>
          </table:table-cell>
          <table:table-cell table:style-name="ce6" table:formula="of:=[.B57]/([.B57]+[.D57])" office:value-type="float" office:value="0.845435335661574" calcext:value-type="float">
            <text:p>0.845435335661574</text:p>
          </table:table-cell>
          <table:table-cell table:style-name="ce6" table:formula="of:=[.E57]/([.E57]+[.C57])" office:value-type="float" office:value="0.993196755241018" calcext:value-type="float">
            <text:p>0.993196755241018</text:p>
          </table:table-cell>
          <table:table-cell table:formula="of:=[.C57]/([.C57]+[.E57])" office:value-type="float" office:value="0.00680324475898237" calcext:value-type="float">
            <text:p>0.006803244758982</text:p>
          </table:table-cell>
          <table:table-cell table:formula="of:=[.D57]/([.D57]+[.B57])" office:value-type="float" office:value="0.154564664338426" calcext:value-type="float">
            <text:p>0.154564664338426</text:p>
          </table:table-cell>
          <table:table-cell table:formula="of:=100*([.C57]+[.D57]) / ([.B57]+[.C57]+[.D57]+[.E57])" office:value-type="float" office:value="0.763177167543833" calcext:value-type="float">
            <text:p>0.763177167543833</text:p>
          </table:table-cell>
          <table:table-cell table:style-name="ce6" table:formula="of:=[.B57]/([.B57]+[.C57])" office:value-type="float" office:value="0.412017851972329" calcext:value-type="float">
            <text:p>0.412017851972329</text:p>
          </table:table-cell>
          <table:table-cell table:style-name="ce6" table:formula="of:=2*[.K57]*[.F57] / ([.K57]+[.F57])" office:value-type="float" office:value="0.554031679916821" calcext:value-type="float">
            <text:p>0.55403167991682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3726201" calcext:value-type="float">
            <text:p>3726201</text:p>
          </table:table-cell>
          <table:table-cell table:style-name="ce6" office:value-type="float" office:value="396794" calcext:value-type="float">
            <text:p>396794</text:p>
          </table:table-cell>
          <table:table-cell table:style-name="ce6" office:value-type="float" office:value="278307" calcext:value-type="float">
            <text:p>278307</text:p>
          </table:table-cell>
          <table:table-cell table:style-name="ce6" office:value-type="float" office:value="422625247" calcext:value-type="float">
            <text:p>422625247</text:p>
          </table:table-cell>
          <table:table-cell table:style-name="ce6" table:formula="of:=[.B58]/([.B58]+[.D58])" office:value-type="float" office:value="0.930501574725285" calcext:value-type="float">
            <text:p>0.930501574725285</text:p>
          </table:table-cell>
          <table:table-cell table:style-name="ce6" table:formula="of:=[.E58]/([.E58]+[.C58])" office:value-type="float" office:value="0.99906200159438" calcext:value-type="float">
            <text:p>0.99906200159438</text:p>
          </table:table-cell>
          <table:table-cell table:formula="of:=[.C58]/([.C58]+[.E58])" office:value-type="float" office:value="0.00093799840561972" calcext:value-type="float">
            <text:p>0.00093799840562</text:p>
          </table:table-cell>
          <table:table-cell table:formula="of:=[.D58]/([.D58]+[.B58])" office:value-type="float" office:value="0.0694984252747154" calcext:value-type="float">
            <text:p>0.069498425274715</text:p>
          </table:table-cell>
          <table:table-cell table:formula="of:=100*([.C58]+[.D58]) / ([.B58]+[.C58]+[.D58]+[.E58])" office:value-type="float" office:value="0.158093449126509" calcext:value-type="float">
            <text:p>0.158093449126509</text:p>
          </table:table-cell>
          <table:table-cell table:style-name="ce6" table:formula="of:=[.B58]/([.B58]+[.C58])" office:value-type="float" office:value="0.903760737037032" calcext:value-type="float">
            <text:p>0.903760737037032</text:p>
          </table:table-cell>
          <table:table-cell table:style-name="ce6" table:formula="of:=2*[.K58]*[.F58] / ([.K58]+[.F58])" office:value-type="float" office:value="0.916936234905112" calcext:value-type="float">
            <text:p>0.91693623490511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1492811" calcext:value-type="float">
            <text:p>1492811</text:p>
          </table:table-cell>
          <table:table-cell table:style-name="ce6" office:value-type="float" office:value="394065" calcext:value-type="float">
            <text:p>394065</text:p>
          </table:table-cell>
          <table:table-cell table:style-name="ce6" office:value-type="float" office:value="115713" calcext:value-type="float">
            <text:p>115713</text:p>
          </table:table-cell>
          <table:table-cell table:style-name="ce6" office:value-type="float" office:value="135620078" calcext:value-type="float">
            <text:p>135620078</text:p>
          </table:table-cell>
          <table:table-cell table:style-name="ce6" table:formula="of:=[.B59]/([.B59]+[.D59])" office:value-type="float" office:value="0.928062621384574" calcext:value-type="float">
            <text:p>0.928062621384574</text:p>
          </table:table-cell>
          <table:table-cell table:style-name="ce6" table:formula="of:=[.E59]/([.E59]+[.C59])" office:value-type="float" office:value="0.99710276452648" calcext:value-type="float">
            <text:p>0.99710276452648</text:p>
          </table:table-cell>
          <table:table-cell table:formula="of:=[.C59]/([.C59]+[.E59])" office:value-type="float" office:value="0.00289723547351984" calcext:value-type="float">
            <text:p>0.00289723547352</text:p>
          </table:table-cell>
          <table:table-cell table:formula="of:=[.D59]/([.D59]+[.B59])" office:value-type="float" office:value="0.0719373786154263" calcext:value-type="float">
            <text:p>0.071937378615426</text:p>
          </table:table-cell>
          <table:table-cell table:formula="of:=100*([.C59]+[.D59]) / ([.B59]+[.C59]+[.D59]+[.E59])" office:value-type="float" office:value="0.370417178443432" calcext:value-type="float">
            <text:p>0.370417178443432</text:p>
          </table:table-cell>
          <table:table-cell table:style-name="ce6" table:formula="of:=[.B59]/([.B59]+[.C59])" office:value-type="float" office:value="0.791154797665559" calcext:value-type="float">
            <text:p>0.791154797665559</text:p>
          </table:table-cell>
          <table:table-cell table:style-name="ce6" table:formula="of:=2*[.K59]*[.F59] / ([.K59]+[.F59])" office:value-type="float" office:value="0.854157464095669" calcext:value-type="float">
            <text:p>0.85415746409566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86327" calcext:value-type="float">
            <text:p>86327</text:p>
          </table:table-cell>
          <table:table-cell table:style-name="ce6" office:value-type="float" office:value="14570839" calcext:value-type="float">
            <text:p>14570839</text:p>
          </table:table-cell>
          <table:table-cell table:style-name="ce6" office:value-type="float" office:value="2977" calcext:value-type="float">
            <text:p>2977</text:p>
          </table:table-cell>
          <table:table-cell table:style-name="ce6" office:value-type="float" office:value="33611497" calcext:value-type="float">
            <text:p>33611497</text:p>
          </table:table-cell>
          <table:table-cell table:style-name="ce6" table:formula="of:=[.B60]/([.B60]+[.D60])" office:value-type="float" office:value="0.966664427125325" calcext:value-type="float">
            <text:p>0.966664427125325</text:p>
          </table:table-cell>
          <table:table-cell table:style-name="ce6" table:formula="of:=[.E60]/([.E60]+[.C60])" office:value-type="float" office:value="0.697589610433168" calcext:value-type="float">
            <text:p>0.697589610433168</text:p>
          </table:table-cell>
          <table:table-cell table:formula="of:=[.C60]/([.C60]+[.E60])" office:value-type="float" office:value="0.302410389566832" calcext:value-type="float">
            <text:p>0.302410389566832</text:p>
          </table:table-cell>
          <table:table-cell table:formula="of:=[.D60]/([.D60]+[.B60])" office:value-type="float" office:value="0.0333355728746753" calcext:value-type="float">
            <text:p>0.033335572874675</text:p>
          </table:table-cell>
          <table:table-cell table:formula="of:=100*([.C60]+[.D60]) / ([.B60]+[.C60]+[.D60]+[.E60])" office:value-type="float" office:value="30.1912592984204" calcext:value-type="float">
            <text:p>30.1912592984204</text:p>
          </table:table-cell>
          <table:table-cell table:style-name="ce6" table:formula="of:=[.B60]/([.B60]+[.C60])" office:value-type="float" office:value="0.00588974703568207" calcext:value-type="float">
            <text:p>0.005889747035682</text:p>
          </table:table-cell>
          <table:table-cell table:style-name="ce6" table:formula="of:=2*[.K60]*[.F60] / ([.K60]+[.F60])" office:value-type="float" office:value="0.0117081579523778" calcext:value-type="float">
            <text:p>0.0117081579523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/>
          <table:table-cell table:style-name="ce6" table:number-columns-repeated="6"/>
          <table:table-cell table:number-columns-repeated="3"/>
          <table:table-cell table:style-name="ce6" table:number-columns-repeated="5"/>
          <table:table-cell table:number-columns-repeated="1009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number-columns-repeated="4"/>
          <table:table-cell table:formula="of:=AVERAGE([.F57:.F60])" office:value-type="float" office:value="0.91766598972419" calcext:value-type="float">
            <text:p>0.91766598972419</text:p>
          </table:table-cell>
          <table:table-cell table:formula="of:=AVERAGE([.G57:.G60])" office:value-type="float" office:value="0.921737782948762" calcext:value-type="float">
            <text:p>0.921737782948762</text:p>
          </table:table-cell>
          <table:table-cell table:formula="of:=AVERAGE([.H57:.H60])" office:value-type="float" office:value="0.0782622170512385" calcext:value-type="float">
            <text:p>0.078262217051239</text:p>
          </table:table-cell>
          <table:table-cell table:formula="of:=AVERAGE([.I57:.I60])" office:value-type="float" office:value="0.0823340102758108" calcext:value-type="float">
            <text:p>0.082334010275811</text:p>
          </table:table-cell>
          <table:table-cell table:formula="of:=AVERAGE([.J57:.J60])" office:value-type="float" office:value="7.87073677338353" calcext:value-type="float">
            <text:p>7.87073677338353</text:p>
          </table:table-cell>
          <table:table-cell table:formula="of:=AVERAGE([.K57:.K60])" office:value-type="float" office:value="0.528205783427651" calcext:value-type="float">
            <text:p>0.528205783427651</text:p>
          </table:table-cell>
          <table:table-cell table:formula="of:=AVERAGE([.L57:.L60])" office:value-type="float" office:value="0.584208384217495" calcext:value-type="float">
            <text:p>0.58420838421749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CDNET: <text:span text:style-name="T1">(MBS) Multimode Background Subtraction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FNR</text:p>
          </table:table-cell>
          <table:table-cell table:style-name="ce4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076992" calcext:value-type="float">
            <text:p>1076992</text:p>
          </table:table-cell>
          <table:table-cell table:style-name="ce6" office:value-type="float" office:value="354084" calcext:value-type="float">
            <text:p>354084</text:p>
          </table:table-cell>
          <table:table-cell table:style-name="ce6" office:value-type="float" office:value="1006699" calcext:value-type="float">
            <text:p>1006699</text:p>
          </table:table-cell>
          <table:table-cell table:style-name="ce6" office:value-type="float" office:value="369172530" calcext:value-type="float">
            <text:p>369172530</text:p>
          </table:table-cell>
          <table:table-cell table:style-name="ce6" table:formula="of:=[.B67]/([.B67]+[.D67])" office:value-type="float" office:value="0.516867424200613" calcext:value-type="float">
            <text:p>0.516867424200613</text:p>
          </table:table-cell>
          <table:table-cell table:style-name="ce6" table:formula="of:=[.E67]/([.E67]+[.C67])" office:value-type="float" office:value="0.999041790261959" calcext:value-type="float">
            <text:p>0.999041790261959</text:p>
          </table:table-cell>
          <table:table-cell table:formula="of:=[.C67]/([.C67]+[.E67])" office:value-type="float" office:value="0.000958209738040681" calcext:value-type="float">
            <text:p>0.000958209738041</text:p>
          </table:table-cell>
          <table:table-cell table:formula="of:=[.D67]/([.D67]+[.B67])" office:value-type="float" office:value="0.483132575799387" calcext:value-type="float">
            <text:p>0.483132575799387</text:p>
          </table:table-cell>
          <table:table-cell table:formula="of:=100*([.C67]+[.D67]) / ([.B67]+[.C67]+[.D67]+[.E67])" office:value-type="float" office:value="0.366185485625863" calcext:value-type="float">
            <text:p>0.366185485625863</text:p>
          </table:table-cell>
          <table:table-cell table:style-name="ce6" table:formula="of:=[.B67]/([.B67]+[.C67])" office:value-type="float" office:value="0.752574985535359" calcext:value-type="float">
            <text:p>0.752574985535359</text:p>
          </table:table-cell>
          <table:table-cell table:style-name="ce6" table:formula="of:=2*[.K67]*[.F67] / ([.K67]+[.F67])" office:value-type="float" office:value="0.612838347463715" calcext:value-type="float">
            <text:p>0.612838347463715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2832342" calcext:value-type="float">
            <text:p>2832342</text:p>
          </table:table-cell>
          <table:table-cell table:style-name="ce6" office:value-type="float" office:value="3635541" calcext:value-type="float">
            <text:p>3635541</text:p>
          </table:table-cell>
          <table:table-cell table:style-name="ce6" office:value-type="float" office:value="1172166" calcext:value-type="float">
            <text:p>1172166</text:p>
          </table:table-cell>
          <table:table-cell table:style-name="ce6" office:value-type="float" office:value="419386500" calcext:value-type="float">
            <text:p>419386500</text:p>
          </table:table-cell>
          <table:table-cell table:style-name="ce6" table:formula="of:=[.B68]/([.B68]+[.D68])" office:value-type="float" office:value="0.70728838598899" calcext:value-type="float">
            <text:p>0.70728838598899</text:p>
          </table:table-cell>
          <table:table-cell table:style-name="ce6" table:formula="of:=[.E68]/([.E68]+[.C68])" office:value-type="float" office:value="0.991405788238821" calcext:value-type="float">
            <text:p>0.991405788238821</text:p>
          </table:table-cell>
          <table:table-cell table:formula="of:=[.C68]/([.C68]+[.E68])" office:value-type="float" office:value="0.00859421176117866" calcext:value-type="float">
            <text:p>0.008594211761179</text:p>
          </table:table-cell>
          <table:table-cell table:formula="of:=[.D68]/([.D68]+[.B68])" office:value-type="float" office:value="0.29271161401101" calcext:value-type="float">
            <text:p>0.29271161401101</text:p>
          </table:table-cell>
          <table:table-cell table:formula="of:=100*([.C68]+[.D68]) / ([.B68]+[.C68]+[.D68]+[.E68])" office:value-type="float" office:value="1.12585669702705" calcext:value-type="float">
            <text:p>1.12585669702705</text:p>
          </table:table-cell>
          <table:table-cell table:style-name="ce6" table:formula="of:=[.B68]/([.B68]+[.C68])" office:value-type="float" office:value="0.437908663468402" calcext:value-type="float">
            <text:p>0.437908663468402</text:p>
          </table:table-cell>
          <table:table-cell table:style-name="ce6" table:formula="of:=2*[.K68]*[.F68] / ([.K68]+[.F68])" office:value-type="float" office:value="0.54091601430848" calcext:value-type="float">
            <text:p>0.54091601430848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1355234" calcext:value-type="float">
            <text:p>1355234</text:p>
          </table:table-cell>
          <table:table-cell table:style-name="ce6" office:value-type="float" office:value="441780" calcext:value-type="float">
            <text:p>441780</text:p>
          </table:table-cell>
          <table:table-cell table:style-name="ce6" office:value-type="float" office:value="253290" calcext:value-type="float">
            <text:p>253290</text:p>
          </table:table-cell>
          <table:table-cell table:style-name="ce6" office:value-type="float" office:value="135572363" calcext:value-type="float">
            <text:p>135572363</text:p>
          </table:table-cell>
          <table:table-cell table:style-name="ce6" table:formula="of:=[.B69]/([.B69]+[.D69])" office:value-type="float" office:value="0.842532657268403" calcext:value-type="float">
            <text:p>0.842532657268403</text:p>
          </table:table-cell>
          <table:table-cell table:style-name="ce6" table:formula="of:=[.E69]/([.E69]+[.C69])" office:value-type="float" office:value="0.996751955419812" calcext:value-type="float">
            <text:p>0.996751955419812</text:p>
          </table:table-cell>
          <table:table-cell table:formula="of:=[.C69]/([.C69]+[.E69])" office:value-type="float" office:value="0.00324804458018752" calcext:value-type="float">
            <text:p>0.003248044580188</text:p>
          </table:table-cell>
          <table:table-cell table:formula="of:=[.D69]/([.D69]+[.B69])" office:value-type="float" office:value="0.157467342731597" calcext:value-type="float">
            <text:p>0.157467342731597</text:p>
          </table:table-cell>
          <table:table-cell table:formula="of:=100*([.C69]+[.D69]) / ([.B69]+[.C69]+[.D69]+[.E69])" office:value-type="float" office:value="0.505054883146539" calcext:value-type="float">
            <text:p>0.505054883146539</text:p>
          </table:table-cell>
          <table:table-cell table:style-name="ce6" table:formula="of:=[.B69]/([.B69]+[.C69])" office:value-type="float" office:value="0.754158843503723" calcext:value-type="float">
            <text:p>0.754158843503723</text:p>
          </table:table-cell>
          <table:table-cell table:style-name="ce6" table:formula="of:=2*[.K69]*[.F69] / ([.K69]+[.F69])" office:value-type="float" office:value="0.795900089794917" calcext:value-type="float">
            <text:p>0.795900089794917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28812" calcext:value-type="float">
            <text:p>28812</text:p>
          </table:table-cell>
          <table:table-cell table:style-name="ce6" office:value-type="float" office:value="104961" calcext:value-type="float">
            <text:p>104961</text:p>
          </table:table-cell>
          <table:table-cell table:style-name="ce6" office:value-type="float" office:value="60492" calcext:value-type="float">
            <text:p>60492</text:p>
          </table:table-cell>
          <table:table-cell table:style-name="ce6" office:value-type="float" office:value="48077375" calcext:value-type="float">
            <text:p>48077375</text:p>
          </table:table-cell>
          <table:table-cell table:style-name="ce6" table:formula="of:=[.B70]/([.B70]+[.D70])" office:value-type="float" office:value="0.322628325718893" calcext:value-type="float">
            <text:p>0.322628325718893</text:p>
          </table:table-cell>
          <table:table-cell table:style-name="ce6" table:formula="of:=[.E70]/([.E70]+[.C70])" office:value-type="float" office:value="0.997821587562712" calcext:value-type="float">
            <text:p>0.997821587562712</text:p>
          </table:table-cell>
          <table:table-cell table:formula="of:=[.C70]/([.C70]+[.E70])" office:value-type="float" office:value="0.00217841243728822" calcext:value-type="float">
            <text:p>0.002178412437288</text:p>
          </table:table-cell>
          <table:table-cell table:formula="of:=[.D70]/([.D70]+[.B70])" office:value-type="float" office:value="0.677371674281107" calcext:value-type="float">
            <text:p>0.677371674281107</text:p>
          </table:table-cell>
          <table:table-cell table:formula="of:=100*([.C70]+[.D70]) / ([.B70]+[.C70]+[.D70]+[.E70])" office:value-type="float" office:value="0.342754047718288" calcext:value-type="float">
            <text:p>0.342754047718288</text:p>
          </table:table-cell>
          <table:table-cell table:style-name="ce6" table:formula="of:=[.B70]/([.B70]+[.C70])" office:value-type="float" office:value="0.21537978515844" calcext:value-type="float">
            <text:p>0.21537978515844</text:p>
          </table:table-cell>
          <table:table-cell table:style-name="ce6" table:formula="of:=2*[.K70]*[.F70] / ([.K70]+[.F70])" office:value-type="float" office:value="0.258314393684692" calcext:value-type="float">
            <text:p>0.258314393684692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6"/>
          <table:table-cell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number-columns-repeated="4"/>
          <table:table-cell table:formula="of:=AVERAGE([.F67:.F70])" office:value-type="float" office:value="0.597329198294225" calcext:value-type="float">
            <text:p>0.597329198294225</text:p>
          </table:table-cell>
          <table:table-cell table:formula="of:=AVERAGE([.G67:.G70])" office:value-type="float" office:value="0.996255280370826" calcext:value-type="float">
            <text:p>0.996255280370826</text:p>
          </table:table-cell>
          <table:table-cell table:formula="of:=AVERAGE([.H67:.H70])" office:value-type="float" office:value="0.00374471962917377" calcext:value-type="float">
            <text:p>0.003744719629174</text:p>
          </table:table-cell>
          <table:table-cell table:formula="of:=AVERAGE([.I67:.I70])" office:value-type="float" office:value="0.402670801705775" calcext:value-type="float">
            <text:p>0.402670801705775</text:p>
          </table:table-cell>
          <table:table-cell table:formula="of:=AVERAGE([.J67:.J70])" office:value-type="float" office:value="0.584962778379435" calcext:value-type="float">
            <text:p>0.584962778379435</text:p>
          </table:table-cell>
          <table:table-cell table:formula="of:=AVERAGE([.K67:.K70])" office:value-type="float" office:value="0.540005569416481" calcext:value-type="float">
            <text:p>0.540005569416481</text:p>
          </table:table-cell>
          <table:table-cell table:formula="of:=AVERAGE([.L67:.L70])" office:value-type="float" office:value="0.551992211312951" calcext:value-type="float">
            <text:p>0.55199221131295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CDNET: <text:span text:style-name="T1">SuBSENSE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FNR</text:p>
          </table:table-cell>
          <table:table-cell table:style-name="ce4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496064" calcext:value-type="float">
            <text:p>1496064</text:p>
          </table:table-cell>
          <table:table-cell table:style-name="ce6" office:value-type="float" office:value="14023235" calcext:value-type="float">
            <text:p>14023235</text:p>
          </table:table-cell>
          <table:table-cell table:style-name="ce6" office:value-type="float" office:value="587627" calcext:value-type="float">
            <text:p>587627</text:p>
          </table:table-cell>
          <table:table-cell table:style-name="ce6" office:value-type="float" office:value="355503379" calcext:value-type="float">
            <text:p>355503379</text:p>
          </table:table-cell>
          <table:table-cell table:style-name="ce6" table:formula="of:=[.B77]/([.B77]+[.D77])" office:value-type="float" office:value="0.717987455913569" calcext:value-type="float">
            <text:p>0.717987455913569</text:p>
          </table:table-cell>
          <table:table-cell table:style-name="ce6" table:formula="of:=[.E77]/([.E77]+[.C77])" office:value-type="float" office:value="0.962050811853027" calcext:value-type="float">
            <text:p>0.962050811853027</text:p>
          </table:table-cell>
          <table:table-cell table:formula="of:=[.C77]/([.C77]+[.E77])" office:value-type="float" office:value="0.0379491881469734" calcext:value-type="float">
            <text:p>0.037949188146973</text:p>
          </table:table-cell>
          <table:table-cell table:formula="of:=[.D77]/([.D77]+[.B77])" office:value-type="float" office:value="0.282012544086431" calcext:value-type="float">
            <text:p>0.282012544086431</text:p>
          </table:table-cell>
          <table:table-cell table:formula="of:=100*([.C77]+[.D77]) / ([.B77]+[.C77]+[.D77]+[.E77])" office:value-type="float" office:value="3.93176986843785" calcext:value-type="float">
            <text:p>3.93176986843785</text:p>
          </table:table-cell>
          <table:table-cell table:style-name="ce6" table:formula="of:=[.B77]/([.B77]+[.C77])" office:value-type="float" office:value="0.0964002304485531" calcext:value-type="float">
            <text:p>0.096400230448553</text:p>
          </table:table-cell>
          <table:table-cell table:style-name="ce6" table:formula="of:=2*[.K77]*[.F77] / ([.K77]+[.F77])" office:value-type="float" office:value="0.169978395715728" calcext:value-type="float">
            <text:p>0.169978395715728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3387562" calcext:value-type="float">
            <text:p>3387562</text:p>
          </table:table-cell>
          <table:table-cell table:style-name="ce6" office:value-type="float" office:value="11835685" calcext:value-type="float">
            <text:p>11835685</text:p>
          </table:table-cell>
          <table:table-cell table:style-name="ce6" office:value-type="float" office:value="616946" calcext:value-type="float">
            <text:p>616946</text:p>
          </table:table-cell>
          <table:table-cell table:style-name="ce6" office:value-type="float" office:value="411186356" calcext:value-type="float">
            <text:p>411186356</text:p>
          </table:table-cell>
          <table:table-cell table:style-name="ce6" table:formula="of:=[.B78]/([.B78]+[.D78])" office:value-type="float" office:value="0.84593712885578" calcext:value-type="float">
            <text:p>0.84593712885578</text:p>
          </table:table-cell>
          <table:table-cell table:style-name="ce6" table:formula="of:=[.E78]/([.E78]+[.C78])" office:value-type="float" office:value="0.972021115088894" calcext:value-type="float">
            <text:p>0.972021115088894</text:p>
          </table:table-cell>
          <table:table-cell table:formula="of:=[.C78]/([.C78]+[.E78])" office:value-type="float" office:value="0.0279788849111056" calcext:value-type="float">
            <text:p>0.027978884911106</text:p>
          </table:table-cell>
          <table:table-cell table:formula="of:=[.D78]/([.D78]+[.B78])" office:value-type="float" office:value="0.15406287114422" calcext:value-type="float">
            <text:p>0.15406287114422</text:p>
          </table:table-cell>
          <table:table-cell table:formula="of:=100*([.C78]+[.D78]) / ([.B78]+[.C78]+[.D78]+[.E78])" office:value-type="float" office:value="2.9161257137668" calcext:value-type="float">
            <text:p>2.9161257137668</text:p>
          </table:table-cell>
          <table:table-cell table:style-name="ce6" table:formula="of:=[.B78]/([.B78]+[.C78])" office:value-type="float" office:value="0.222525588660553" calcext:value-type="float">
            <text:p>0.222525588660553</text:p>
          </table:table-cell>
          <table:table-cell table:style-name="ce6" table:formula="of:=2*[.K78]*[.F78] / ([.K78]+[.F78])" office:value-type="float" office:value="0.352361677169279" calcext:value-type="float">
            <text:p>0.352361677169279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1387644" calcext:value-type="float">
            <text:p>1387644</text:p>
          </table:table-cell>
          <table:table-cell table:style-name="ce6" office:value-type="float" office:value="353787" calcext:value-type="float">
            <text:p>353787</text:p>
          </table:table-cell>
          <table:table-cell table:style-name="ce6" office:value-type="float" office:value="220880" calcext:value-type="float">
            <text:p>220880</text:p>
          </table:table-cell>
          <table:table-cell table:style-name="ce6" office:value-type="float" office:value="135660356" calcext:value-type="float">
            <text:p>135660356</text:p>
          </table:table-cell>
          <table:table-cell table:style-name="ce6" table:formula="of:=[.B79]/([.B79]+[.D79])" office:value-type="float" office:value="0.862681563967961" calcext:value-type="float">
            <text:p>0.862681563967961</text:p>
          </table:table-cell>
          <table:table-cell table:style-name="ce6" table:formula="of:=[.E79]/([.E79]+[.C79])" office:value-type="float" office:value="0.997398895495743" calcext:value-type="float">
            <text:p>0.997398895495743</text:p>
          </table:table-cell>
          <table:table-cell table:formula="of:=[.C79]/([.C79]+[.E79])" office:value-type="float" office:value="0.00260110450425733" calcext:value-type="float">
            <text:p>0.002601104504257</text:p>
          </table:table-cell>
          <table:table-cell table:formula="of:=[.D79]/([.D79]+[.B79])" office:value-type="float" office:value="0.137318436032039" calcext:value-type="float">
            <text:p>0.137318436032039</text:p>
          </table:table-cell>
          <table:table-cell table:formula="of:=100*([.C79]+[.D79]) / ([.B79]+[.C79]+[.D79]+[.E79])" office:value-type="float" office:value="0.417567114870692" calcext:value-type="float">
            <text:p>0.417567114870692</text:p>
          </table:table-cell>
          <table:table-cell table:style-name="ce6" table:formula="of:=[.B79]/([.B79]+[.C79])" office:value-type="float" office:value="0.796841218515118" calcext:value-type="float">
            <text:p>0.796841218515118</text:p>
          </table:table-cell>
          <table:table-cell table:style-name="ce6" table:formula="of:=2*[.K79]*[.F79] / ([.K79]+[.F79])" office:value-type="float" office:value="0.82845530760861" calcext:value-type="float">
            <text:p>0.8284553076086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79997" calcext:value-type="float">
            <text:p>79997</text:p>
          </table:table-cell>
          <table:table-cell table:style-name="ce6" office:value-type="float" office:value="3851621" calcext:value-type="float">
            <text:p>3851621</text:p>
          </table:table-cell>
          <table:table-cell table:style-name="ce6" office:value-type="float" office:value="9307" calcext:value-type="float">
            <text:p>9307</text:p>
          </table:table-cell>
          <table:table-cell table:style-name="ce6" office:value-type="float" office:value="44330715" calcext:value-type="float">
            <text:p>44330715</text:p>
          </table:table-cell>
          <table:table-cell table:style-name="ce6" table:formula="of:=[.B80]/([.B80]+[.D80])" office:value-type="float" office:value="0.89578294365314" calcext:value-type="float">
            <text:p>0.89578294365314</text:p>
          </table:table-cell>
          <table:table-cell table:style-name="ce6" table:formula="of:=[.E80]/([.E80]+[.C80])" office:value-type="float" office:value="0.920061555338454" calcext:value-type="float">
            <text:p>0.920061555338454</text:p>
          </table:table-cell>
          <table:table-cell table:formula="of:=[.C80]/([.C80]+[.E80])" office:value-type="float" office:value="0.0799384446615457" calcext:value-type="float">
            <text:p>0.079938444661546</text:p>
          </table:table-cell>
          <table:table-cell table:formula="of:=[.D80]/([.D80]+[.B80])" office:value-type="float" office:value="0.10421705634686" calcext:value-type="float">
            <text:p>0.10421705634686</text:p>
          </table:table-cell>
          <table:table-cell table:formula="of:=100*([.C80]+[.D80]) / ([.B80]+[.C80]+[.D80]+[.E80])" office:value-type="float" office:value="7.99833608305001" calcext:value-type="float">
            <text:p>7.99833608305001</text:p>
          </table:table-cell>
          <table:table-cell table:style-name="ce6" table:formula="of:=[.B80]/([.B80]+[.C80])" office:value-type="float" office:value="0.0203470937410501" calcext:value-type="float">
            <text:p>0.02034709374105</text:p>
          </table:table-cell>
          <table:table-cell table:style-name="ce6" table:formula="of:=2*[.K80]*[.F80] / ([.K80]+[.F80])" office:value-type="float" office:value="0.0397903764360512" calcext:value-type="float">
            <text:p>0.039790376436051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6"/>
          <table:table-cell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number-columns-repeated="4"/>
          <table:table-cell table:formula="of:=AVERAGE([.F77:.F80])" office:value-type="float" office:value="0.830597273097612" calcext:value-type="float">
            <text:p>0.830597273097612</text:p>
          </table:table-cell>
          <table:table-cell table:formula="of:=AVERAGE([.G77:.G80])" office:value-type="float" office:value="0.96288309444403" calcext:value-type="float">
            <text:p>0.96288309444403</text:p>
          </table:table-cell>
          <table:table-cell table:formula="of:=AVERAGE([.H77:.H80])" office:value-type="float" office:value="0.0371169055559705" calcext:value-type="float">
            <text:p>0.037116905555971</text:p>
          </table:table-cell>
          <table:table-cell table:formula="of:=AVERAGE([.I77:.I80])" office:value-type="float" office:value="0.169402726902388" calcext:value-type="float">
            <text:p>0.169402726902388</text:p>
          </table:table-cell>
          <table:table-cell table:formula="of:=AVERAGE([.J77:.J80])" office:value-type="float" office:value="3.81594969503134" calcext:value-type="float">
            <text:p>3.81594969503134</text:p>
          </table:table-cell>
          <table:table-cell table:formula="of:=AVERAGE([.K77:.K80])" office:value-type="float" office:value="0.284028532841319" calcext:value-type="float">
            <text:p>0.284028532841319</text:p>
          </table:table-cell>
          <table:table-cell table:formula="of:=AVERAGE([.L77:.L80])" office:value-type="float" office:value="0.347646439232417" calcext:value-type="float">
            <text:p>0.3476464392324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CDNET: <text:span text:style-name="T1">CwisarDRP</text:span>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TP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FN</text:p>
          </table:table-cell>
          <table:table-cell table:style-name="ce8" office:value-type="string" calcext:value-type="string">
            <text:p>TN</text:p>
          </table:table-cell>
          <table:table-cell table:style-name="ce12" office:value-type="string" calcext:value-type="string">
            <text:p>Recall</text:p>
          </table:table-cell>
          <table:table-cell table:style-name="ce12" office:value-type="string" calcext:value-type="string">
            <text:p>Specificity</text:p>
          </table:table-cell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FNR</text:p>
          </table:table-cell>
          <table:table-cell table:style-name="ce4" office:value-type="string" calcext:value-type="string">
            <text:p>PWC</text:p>
          </table:table-cell>
          <table:table-cell table:style-name="ce12" office:value-type="string" calcext:value-type="string">
            <text:p>Precision</text:p>
          </table:table-cell>
          <table:table-cell table:style-name="ce12" office:value-type="string" calcext:value-type="string">
            <text:p>Fmeasur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cd-continuous</text:p>
          </table:table-cell>
          <table:table-cell table:style-name="ce6" office:value-type="float" office:value="1315115" calcext:value-type="float">
            <text:p>1315115</text:p>
          </table:table-cell>
          <table:table-cell table:style-name="ce6" office:value-type="float" office:value="3067923" calcext:value-type="float">
            <text:p>3067923</text:p>
          </table:table-cell>
          <table:table-cell table:style-name="ce6" office:value-type="float" office:value="768576" calcext:value-type="float">
            <text:p>768576</text:p>
          </table:table-cell>
          <table:table-cell table:style-name="ce6" office:value-type="float" office:value="366458691" calcext:value-type="float">
            <text:p>366458691</text:p>
          </table:table-cell>
          <table:table-cell table:style-name="ce6" table:formula="of:=[.B87]/([.B87]+[.D87])" office:value-type="float" office:value="0.6311468447097" calcext:value-type="float">
            <text:p>0.6311468447097</text:p>
          </table:table-cell>
          <table:table-cell table:style-name="ce6" table:formula="of:=[.E87]/([.E87]+[.C87])" office:value-type="float" office:value="0.991697694066496" calcext:value-type="float">
            <text:p>0.991697694066496</text:p>
          </table:table-cell>
          <table:table-cell table:formula="of:=[.C87]/([.C87]+[.E87])" office:value-type="float" office:value="0.00830230593350443" calcext:value-type="float">
            <text:p>0.008302305933504</text:p>
          </table:table-cell>
          <table:table-cell table:formula="of:=[.D87]/([.D87]+[.B87])" office:value-type="float" office:value="0.3688531552903" calcext:value-type="float">
            <text:p>0.3688531552903</text:p>
          </table:table-cell>
          <table:table-cell table:formula="of:=100*([.C87]+[.D87]) / ([.B87]+[.C87]+[.D87]+[.E87])" office:value-type="float" office:value="1.03239844223373" calcext:value-type="float">
            <text:p>1.03239844223373</text:p>
          </table:table-cell>
          <table:table-cell table:style-name="ce6" table:formula="of:=[.B87]/([.B87]+[.C87])" office:value-type="float" office:value="0.300046451798958" calcext:value-type="float">
            <text:p>0.300046451798958</text:p>
          </table:table-cell>
          <table:table-cell table:style-name="ce6" table:formula="of:=2*[.K87]*[.F87] / ([.K87]+[.F87])" office:value-type="float" office:value="0.406732677370584" calcext:value-type="float">
            <text:p>0.406732677370584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intermittentPan</text:p>
          </table:table-cell>
          <table:table-cell table:style-name="ce6" office:value-type="float" office:value="3094543" calcext:value-type="float">
            <text:p>3094543</text:p>
          </table:table-cell>
          <table:table-cell table:style-name="ce6" office:value-type="float" office:value="6157787" calcext:value-type="float">
            <text:p>6157787</text:p>
          </table:table-cell>
          <table:table-cell table:style-name="ce6" office:value-type="float" office:value="909965" calcext:value-type="float">
            <text:p>909965</text:p>
          </table:table-cell>
          <table:table-cell table:style-name="ce6" office:value-type="float" office:value="416864254" calcext:value-type="float">
            <text:p>416864254</text:p>
          </table:table-cell>
          <table:table-cell table:style-name="ce6" table:formula="of:=[.B88]/([.B88]+[.D88])" office:value-type="float" office:value="0.772764844020789" calcext:value-type="float">
            <text:p>0.772764844020789</text:p>
          </table:table-cell>
          <table:table-cell table:style-name="ce6" table:formula="of:=[.E88]/([.E88]+[.C88])" office:value-type="float" office:value="0.985443342419125" calcext:value-type="float">
            <text:p>0.985443342419125</text:p>
          </table:table-cell>
          <table:table-cell table:formula="of:=[.C88]/([.C88]+[.E88])" office:value-type="float" office:value="0.0145566575808753" calcext:value-type="float">
            <text:p>0.014556657580875</text:p>
          </table:table-cell>
          <table:table-cell table:formula="of:=[.D88]/([.D88]+[.B88])" office:value-type="float" office:value="0.227235155979211" calcext:value-type="float">
            <text:p>0.227235155979211</text:p>
          </table:table-cell>
          <table:table-cell table:formula="of:=100*([.C88]+[.D88]) / ([.B88]+[.C88]+[.D88]+[.E88])" office:value-type="float" office:value="1.65510833379121" calcext:value-type="float">
            <text:p>1.65510833379121</text:p>
          </table:table-cell>
          <table:table-cell table:style-name="ce6" table:formula="of:=[.B88]/([.B88]+[.C88])" office:value-type="float" office:value="0.334460941189949" calcext:value-type="float">
            <text:p>0.334460941189949</text:p>
          </table:table-cell>
          <table:table-cell table:style-name="ce6" table:formula="of:=2*[.K88]*[.F88] / ([.K88]+[.F88])" office:value-type="float" office:value="0.466859895248022" calcext:value-type="float">
            <text:p>0.46685989524802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twoPosition</text:p>
          </table:table-cell>
          <table:table-cell table:style-name="ce6" office:value-type="float" office:value="1501659" calcext:value-type="float">
            <text:p>1501659</text:p>
          </table:table-cell>
          <table:table-cell table:style-name="ce6" office:value-type="float" office:value="1130716" calcext:value-type="float">
            <text:p>1130716</text:p>
          </table:table-cell>
          <table:table-cell table:style-name="ce6" office:value-type="float" office:value="106865" calcext:value-type="float">
            <text:p>106865</text:p>
          </table:table-cell>
          <table:table-cell table:style-name="ce6" office:value-type="float" office:value="134883427" calcext:value-type="float">
            <text:p>134883427</text:p>
          </table:table-cell>
          <table:table-cell table:style-name="ce6" table:formula="of:=[.B89]/([.B89]+[.D89])" office:value-type="float" office:value="0.93356331643171" calcext:value-type="float">
            <text:p>0.93356331643171</text:p>
          </table:table-cell>
          <table:table-cell table:style-name="ce6" table:formula="of:=[.E89]/([.E89]+[.C89])" office:value-type="float" office:value="0.991686776278846" calcext:value-type="float">
            <text:p>0.991686776278846</text:p>
          </table:table-cell>
          <table:table-cell table:formula="of:=[.C89]/([.C89]+[.E89])" office:value-type="float" office:value="0.00831322372115376" calcext:value-type="float">
            <text:p>0.008313223721154</text:p>
          </table:table-cell>
          <table:table-cell table:formula="of:=[.D89]/([.D89]+[.B89])" office:value-type="float" office:value="0.0664366835682899" calcext:value-type="float">
            <text:p>0.06643668356829</text:p>
          </table:table-cell>
          <table:table-cell table:formula="of:=100*([.C89]+[.D89]) / ([.B89]+[.C89]+[.D89]+[.E89])" office:value-type="float" office:value="0.899256660968502" calcext:value-type="float">
            <text:p>0.899256660968502</text:p>
          </table:table-cell>
          <table:table-cell table:style-name="ce6" table:formula="of:=[.B89]/([.B89]+[.C89])" office:value-type="float" office:value="0.570457856498409" calcext:value-type="float">
            <text:p>0.570457856498409</text:p>
          </table:table-cell>
          <table:table-cell table:style-name="ce6" table:formula="of:=2*[.K89]*[.F89] / ([.K89]+[.F89])" office:value-type="float" office:value="0.708179562870986" calcext:value-type="float">
            <text:p>0.708179562870986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mcd-Zoom</text:p>
          </table:table-cell>
          <table:table-cell table:style-name="ce6" office:value-type="float" office:value="60555" calcext:value-type="float">
            <text:p>60555</text:p>
          </table:table-cell>
          <table:table-cell table:style-name="ce6" office:value-type="float" office:value="746954" calcext:value-type="float">
            <text:p>746954</text:p>
          </table:table-cell>
          <table:table-cell table:style-name="ce6" office:value-type="float" office:value="28749" calcext:value-type="float">
            <text:p>28749</text:p>
          </table:table-cell>
          <table:table-cell table:style-name="ce6" office:value-type="float" office:value="47435382" calcext:value-type="float">
            <text:p>47435382</text:p>
          </table:table-cell>
          <table:table-cell table:style-name="ce6" table:formula="of:=[.B90]/([.B90]+[.D90])" office:value-type="float" office:value="0.678077129803816" calcext:value-type="float">
            <text:p>0.678077129803816</text:p>
          </table:table-cell>
          <table:table-cell table:style-name="ce6" table:formula="of:=[.E90]/([.E90]+[.C90])" office:value-type="float" office:value="0.984497347741712" calcext:value-type="float">
            <text:p>0.984497347741712</text:p>
          </table:table-cell>
          <table:table-cell table:formula="of:=[.C90]/([.C90]+[.E90])" office:value-type="float" office:value="0.0155026522582882" calcext:value-type="float">
            <text:p>0.015502652258288</text:p>
          </table:table-cell>
          <table:table-cell table:formula="of:=[.D90]/([.D90]+[.B90])" office:value-type="float" office:value="0.321922870196184" calcext:value-type="float">
            <text:p>0.321922870196184</text:p>
          </table:table-cell>
          <table:table-cell table:formula="of:=100*([.C90]+[.D90]) / ([.B90]+[.C90]+[.D90]+[.E90])" office:value-type="float" office:value="1.60695389673937" calcext:value-type="float">
            <text:p>1.60695389673937</text:p>
          </table:table-cell>
          <table:table-cell table:style-name="ce6" table:formula="of:=[.B90]/([.B90]+[.C90])" office:value-type="float" office:value="0.0749898762738248" calcext:value-type="float">
            <text:p>0.074989876273825</text:p>
          </table:table-cell>
          <table:table-cell table:style-name="ce6" table:formula="of:=2*[.K90]*[.F90] / ([.K90]+[.F90])" office:value-type="float" office:value="0.135044875576068" calcext:value-type="float">
            <text:p>0.135044875576068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6"/>
          <table:table-cell table:number-columns-repeated="3"/>
          <table:table-cell table:style-name="ce6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Mean</text:p>
          </table:table-cell>
          <table:table-cell table:number-columns-repeated="4"/>
          <table:table-cell table:formula="of:=AVERAGE([.F87:.F90])" office:value-type="float" office:value="0.753888033741504" calcext:value-type="float">
            <text:p>0.753888033741504</text:p>
          </table:table-cell>
          <table:table-cell table:formula="of:=AVERAGE([.G87:.G90])" office:value-type="float" office:value="0.988331290126545" calcext:value-type="float">
            <text:p>0.988331290126545</text:p>
          </table:table-cell>
          <table:table-cell table:formula="of:=AVERAGE([.H87:.H90])" office:value-type="float" office:value="0.0116687098734554" calcext:value-type="float">
            <text:p>0.011668709873456</text:p>
          </table:table-cell>
          <table:table-cell table:formula="of:=AVERAGE([.I87:.I90])" office:value-type="float" office:value="0.246111966258496" calcext:value-type="float">
            <text:p>0.246111966258496</text:p>
          </table:table-cell>
          <table:table-cell table:formula="of:=AVERAGE([.J87:.J90])" office:value-type="float" office:value="1.2984293334332" calcext:value-type="float">
            <text:p>1.2984293334332</text:p>
          </table:table-cell>
          <table:table-cell table:formula="of:=AVERAGE([.K87:.K90])" office:value-type="float" office:value="0.319988781440285" calcext:value-type="float">
            <text:p>0.319988781440285</text:p>
          </table:table-cell>
          <table:table-cell table:formula="of:=AVERAGE([.L87:.L90])" office:value-type="float" office:value="0.429204252766415" calcext:value-type="float">
            <text:p>0.429204252766415</text:p>
          </table:table-cell>
          <table:table-cell table:number-columns-repeated="101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1:29:53.666949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2:42:57.550171710</meta:creation-date>
    <dc:date>2021-05-06T10:51:48.372177095</dc:date>
    <meta:editing-duration>PT3H33M27S</meta:editing-duration>
    <meta:editing-cycles>44</meta:editing-cycles>
    <meta:generator>LibreOffice/6.0.7.3$Linux_X86_64 LibreOffice_project/00m0$Build-3</meta:generator>
    <meta:document-statistic meta:table-count="2" meta:cell-count="6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title svg:x="6.986cm" svg:y="0.316cm" chart:style-name="ch2">
          <text:p>Precision</text:p>
        </chart:title>
        <chart:legend chart:legend-position="top" svg:x="4.399cm" svg:y="1.28cm" style:legend-expansion="wide" chart:style-name="ch3"/>
        <chart:plot-area chart:style-name="ch4" table:cell-range-address="Graphics.A2:Graphics.G6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3:Graphics.B6" chart:label-cell-address="Graphics.B2:Graphics.B2" chart:class="chart:bar">
            <chart:data-point chart:repeated="4"/>
          </chart:series>
          <chart:series chart:style-name="ch9" chart:values-cell-range-address="Graphics.C3:Graphics.C6" chart:label-cell-address="Graphics.C2:Graphics.C2" chart:class="chart:bar">
            <chart:data-point chart:repeated="4"/>
          </chart:series>
          <chart:series chart:style-name="ch10" chart:values-cell-range-address="Graphics.D3:Graphics.D6" chart:label-cell-address="Graphics.D2:Graphics.D2" chart:class="chart:bar">
            <chart:data-point chart:repeated="4"/>
          </chart:series>
          <chart:series chart:style-name="ch11" chart:values-cell-range-address="Graphics.E3:Graphics.E6" chart:label-cell-address="Graphics.E2:Graphics.E2" chart:class="chart:bar">
            <chart:data-point chart:repeated="4"/>
          </chart:series>
          <chart:series chart:style-name="ch12" chart:values-cell-range-address="Graphics.F3:Graphics.F6" chart:label-cell-address="Graphics.F2:Graphics.F2" chart:class="chart:bar">
            <chart:data-point chart:repeated="4"/>
          </chart:series>
          <chart:series chart:style-name="ch13" chart:values-cell-range-address="Graphics.G3:Graphics.G6" chart:label-cell-address="Graphics.G2:Graphics.G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:Graphics.B2</svg:desc>
                </draw:g>
              </table:table-cell>
              <table:table-cell office:value-type="string">
                <text:p>MBS</text:p>
                <draw:g>
                  <svg:desc>Graphics.C2:Graphics.C2</svg:desc>
                </draw:g>
              </table:table-cell>
              <table:table-cell office:value-type="string">
                <text:p>SuBSENSE</text:p>
                <draw:g>
                  <svg:desc>Graphics.D2:Graphics.D2</svg:desc>
                </draw:g>
              </table:table-cell>
              <table:table-cell office:value-type="string">
                <text:p>CwisarDRP</text:p>
                <draw:g>
                  <svg:desc>Graphics.E2:Graphics.E2</svg:desc>
                </draw:g>
              </table:table-cell>
              <table:table-cell office:value-type="string">
                <text:p>MCD</text:p>
                <draw:g>
                  <svg:desc>Graphics.F2:Graphics.F2</svg:desc>
                </draw:g>
              </table:table-cell>
              <table:table-cell office:value-type="string">
                <text:p>McdFlow(Proposed)</text:p>
                <draw:g>
                  <svg:desc>Graphics.G2:Graphic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412017851972329">
                <text:p>0.412017851972329</text:p>
                <draw:g>
                  <svg:desc>Graphics.B3:Graphics.B6</svg:desc>
                </draw:g>
              </table:table-cell>
              <table:table-cell office:value-type="float" office:value="0.752574985535359">
                <text:p>0.752574985535359</text:p>
                <draw:g>
                  <svg:desc>Graphics.C3:Graphics.C6</svg:desc>
                </draw:g>
              </table:table-cell>
              <table:table-cell office:value-type="float" office:value="0.0964002304485531">
                <text:p>0.0964002304485531</text:p>
                <draw:g>
                  <svg:desc>Graphics.D3:Graphics.D6</svg:desc>
                </draw:g>
              </table:table-cell>
              <table:table-cell office:value-type="float" office:value="0.300046451798958">
                <text:p>0.300046451798958</text:p>
                <draw:g>
                  <svg:desc>Graphics.E3:Graphics.E6</svg:desc>
                </draw:g>
              </table:table-cell>
              <table:table-cell office:value-type="float" office:value="0.2513">
                <text:p>0.2513</text:p>
                <draw:g>
                  <svg:desc>Graphics.F3:Graphics.F6</svg:desc>
                </draw:g>
              </table:table-cell>
              <table:table-cell office:value-type="float" office:value="0.77274727">
                <text:p>0.77274727</text:p>
                <draw:g>
                  <svg:desc>Graphics.G3:Graphics.G6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03760737037032">
                <text:p>0.903760737037032</text:p>
              </table:table-cell>
              <table:table-cell office:value-type="float" office:value="0.437908663468402">
                <text:p>0.437908663468402</text:p>
              </table:table-cell>
              <table:table-cell office:value-type="float" office:value="0.222525588660553">
                <text:p>0.222525588660553</text:p>
              </table:table-cell>
              <table:table-cell office:value-type="float" office:value="0.334460941189949">
                <text:p>0.334460941189949</text:p>
              </table:table-cell>
              <table:table-cell office:value-type="float" office:value="0.4915">
                <text:p>0.4915</text:p>
              </table:table-cell>
              <table:table-cell office:value-type="float" office:value="0.93355789">
                <text:p>0.93355789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791154797665559">
                <text:p>0.791154797665559</text:p>
              </table:table-cell>
              <table:table-cell office:value-type="float" office:value="0.754158843503723">
                <text:p>0.754158843503723</text:p>
              </table:table-cell>
              <table:table-cell office:value-type="float" office:value="0.796841218515118">
                <text:p>0.796841218515118</text:p>
              </table:table-cell>
              <table:table-cell office:value-type="float" office:value="0.570457856498409">
                <text:p>0.570457856498409</text:p>
              </table:table-cell>
              <table:table-cell office:value-type="float" office:value="0.4397">
                <text:p>0.4397</text:p>
              </table:table-cell>
              <table:table-cell office:value-type="float" office:value="0.5812114">
                <text:p>0.5812114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0588974703568207">
                <text:p>0.00588974703568207</text:p>
              </table:table-cell>
              <table:table-cell office:value-type="float" office:value="0.21537978515844">
                <text:p>0.21537978515844</text:p>
              </table:table-cell>
              <table:table-cell office:value-type="float" office:value="0.0203470937410501">
                <text:p>0.0203470937410501</text:p>
              </table:table-cell>
              <table:table-cell office:value-type="float" office:value="0.0749898762738248">
                <text:p>0.0749898762738248</text:p>
              </table:table-cell>
              <table:table-cell office:value-type="float" office:value="0.9571">
                <text:p>0.9571</text:p>
              </table:table-cell>
              <table:table-cell office:value-type="float" office:value="0.918452245">
                <text:p>0.91845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29cm" svg:y="0.316cm" chart:style-name="ch2">
          <text:p>Recall</text:p>
        </chart:title>
        <chart:legend chart:legend-position="top" svg:x="4.399cm" svg:y="1.28cm" style:legend-expansion="wide" chart:style-name="ch3"/>
        <chart:plot-area chart:style-name="ch4" table:cell-range-address="Graphics.A3:Graphics.A6 Graphics.B10:Graphics.G14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11:Graphics.B14" chart:label-cell-address="Graphics.B10:Graphics.B10" chart:class="chart:bar">
            <chart:data-point chart:repeated="4"/>
          </chart:series>
          <chart:series chart:style-name="ch9" chart:values-cell-range-address="Graphics.C11:Graphics.C14" chart:label-cell-address="Graphics.C10:Graphics.C10" chart:class="chart:bar">
            <chart:data-point chart:repeated="4"/>
          </chart:series>
          <chart:series chart:style-name="ch10" chart:values-cell-range-address="Graphics.D11:Graphics.D14" chart:label-cell-address="Graphics.D10:Graphics.D10" chart:class="chart:bar">
            <chart:data-point chart:repeated="4"/>
          </chart:series>
          <chart:series chart:style-name="ch11" chart:values-cell-range-address="Graphics.E11:Graphics.E14" chart:label-cell-address="Graphics.E10:Graphics.E10" chart:class="chart:bar">
            <chart:data-point chart:repeated="4"/>
          </chart:series>
          <chart:series chart:style-name="ch12" chart:values-cell-range-address="Graphics.F11:Graphics.F14" chart:label-cell-address="Graphics.F10:Graphics.F10" chart:class="chart:bar">
            <chart:data-point chart:repeated="4"/>
          </chart:series>
          <chart:series chart:style-name="ch13" chart:values-cell-range-address="Graphics.G11:Graphics.G14" chart:label-cell-address="Graphics.G10:Graphics.G1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0:Graphics.B10</svg:desc>
                </draw:g>
              </table:table-cell>
              <table:table-cell office:value-type="string">
                <text:p>MBS</text:p>
                <draw:g>
                  <svg:desc>Graphics.C10:Graphics.C10</svg:desc>
                </draw:g>
              </table:table-cell>
              <table:table-cell office:value-type="string">
                <text:p>SuBSENSE</text:p>
                <draw:g>
                  <svg:desc>Graphics.D10:Graphics.D10</svg:desc>
                </draw:g>
              </table:table-cell>
              <table:table-cell office:value-type="string">
                <text:p>CwisarDRP</text:p>
                <draw:g>
                  <svg:desc>Graphics.E10:Graphics.E10</svg:desc>
                </draw:g>
              </table:table-cell>
              <table:table-cell office:value-type="string">
                <text:p>MCD</text:p>
                <draw:g>
                  <svg:desc>Graphics.F10:Graphics.F10</svg:desc>
                </draw:g>
              </table:table-cell>
              <table:table-cell office:value-type="string">
                <text:p>McdFlow(Proposed)</text:p>
                <draw:g>
                  <svg:desc>Graphics.G10:Graphics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845435335661574">
                <text:p>0.845435335661574</text:p>
                <draw:g>
                  <svg:desc>Graphics.B11:Graphics.B14</svg:desc>
                </draw:g>
              </table:table-cell>
              <table:table-cell office:value-type="float" office:value="0.516867424200613">
                <text:p>0.516867424200613</text:p>
                <draw:g>
                  <svg:desc>Graphics.C11:Graphics.C14</svg:desc>
                </draw:g>
              </table:table-cell>
              <table:table-cell office:value-type="float" office:value="0.717987455913569">
                <text:p>0.717987455913569</text:p>
                <draw:g>
                  <svg:desc>Graphics.D11:Graphics.D14</svg:desc>
                </draw:g>
              </table:table-cell>
              <table:table-cell office:value-type="float" office:value="0.6311468447097">
                <text:p>0.6311468447097</text:p>
                <draw:g>
                  <svg:desc>Graphics.E11:Graphics.E14</svg:desc>
                </draw:g>
              </table:table-cell>
              <table:table-cell office:value-type="float" office:value="0.6896">
                <text:p>0.6896</text:p>
                <draw:g>
                  <svg:desc>Graphics.F11:Graphics.F14</svg:desc>
                </draw:g>
              </table:table-cell>
              <table:table-cell office:value-type="float" office:value="0.40123751">
                <text:p>0.40123751</text:p>
                <draw:g>
                  <svg:desc>Graphics.G11:Graphics.G14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30501574725285">
                <text:p>0.930501574725285</text:p>
              </table:table-cell>
              <table:table-cell office:value-type="float" office:value="0.70728838598899">
                <text:p>0.70728838598899</text:p>
              </table:table-cell>
              <table:table-cell office:value-type="float" office:value="0.84593712885578">
                <text:p>0.84593712885578</text:p>
              </table:table-cell>
              <table:table-cell office:value-type="float" office:value="0.772764844020789">
                <text:p>0.772764844020789</text:p>
              </table:table-cell>
              <table:table-cell office:value-type="float" office:value="0.4187">
                <text:p>0.4187</text:p>
              </table:table-cell>
              <table:table-cell office:value-type="float" office:value="0.41218566">
                <text:p>0.41218566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928062621384574">
                <text:p>0.928062621384574</text:p>
              </table:table-cell>
              <table:table-cell office:value-type="float" office:value="0.842532657268403">
                <text:p>0.842532657268403</text:p>
              </table:table-cell>
              <table:table-cell office:value-type="float" office:value="0.862681563967961">
                <text:p>0.862681563967961</text:p>
              </table:table-cell>
              <table:table-cell office:value-type="float" office:value="0.93356331643171">
                <text:p>0.93356331643171</text:p>
              </table:table-cell>
              <table:table-cell office:value-type="float" office:value="0.7702">
                <text:p>0.7702</text:p>
              </table:table-cell>
              <table:table-cell office:value-type="float" office:value="0.8980029">
                <text:p>0.8980029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966664427125325">
                <text:p>0.966664427125325</text:p>
              </table:table-cell>
              <table:table-cell office:value-type="float" office:value="0.322628325718893">
                <text:p>0.322628325718893</text:p>
              </table:table-cell>
              <table:table-cell office:value-type="float" office:value="0.89578294365314">
                <text:p>0.89578294365314</text:p>
              </table:table-cell>
              <table:table-cell office:value-type="float" office:value="0.678077129803816">
                <text:p>0.678077129803816</text:p>
              </table:table-cell>
              <table:table-cell office:value-type="float" office:value="0.4496">
                <text:p>0.4496</text:p>
              </table:table-cell>
              <table:table-cell office:value-type="float" office:value="0.317720346">
                <text:p>0.3177203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column-mapping="0 1 2 3 4" chart:style-name="ch1">
        <chart:title svg:x="7.396cm" svg:y="0.316cm" chart:style-name="ch2">
          <text:p>PWC</text:p>
        </chart:title>
        <chart:subtitle svg:x="3.612cm" svg:y="1.275cm" chart:style-name="ch3">
          <text:p>Logaritmic scale in y axis (due to high EFIC PWC)</text:p>
        </chart:subtitle>
        <chart:legend chart:legend-position="top" svg:x="4.399cm" svg:y="2.143cm" style:legend-expansion="wide" chart:style-name="ch4"/>
        <chart:plot-area chart:style-name="ch5" table:cell-range-address="Graphics.A3:Graphics.A6 Graphics.B19:Graphics.G23" chart:data-source-has-labels="both" svg:x="0.319cm" svg:y="3.419cm" svg:width="15.353cm" svg:height="5.407cm">
          <chartooo:coordinate-region svg:x="1.231cm" svg:y="3.618cm" svg:width="14.441cm" svg:height="4.561cm"/>
          <chart:axis chart:dimension="x" chart:name="primary-x" chart:style-name="ch6" chartooo:axis-type="auto">
            <chartooo:date-scale/>
            <chart:categories table:cell-range-address="Graphics.A3:Graphics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ics.B20:Graphics.B23" chart:label-cell-address="Graphics.B19:Graphics.B19" chart:class="chart:bar">
            <chart:data-point chart:repeated="4"/>
          </chart:series>
          <chart:series chart:style-name="ch10" chart:values-cell-range-address="Graphics.C20:Graphics.C23" chart:label-cell-address="Graphics.C19:Graphics.C19" chart:class="chart:bar">
            <chart:data-point chart:repeated="4"/>
          </chart:series>
          <chart:series chart:style-name="ch11" chart:values-cell-range-address="Graphics.D20:Graphics.D23" chart:label-cell-address="Graphics.D19:Graphics.D19" chart:class="chart:bar">
            <chart:data-point chart:repeated="4"/>
          </chart:series>
          <chart:series chart:style-name="ch12" chart:values-cell-range-address="Graphics.E20:Graphics.E23" chart:label-cell-address="Graphics.E19:Graphics.E19" chart:class="chart:bar">
            <chart:data-point chart:repeated="4"/>
          </chart:series>
          <chart:series chart:style-name="ch13" chart:values-cell-range-address="Graphics.F20:Graphics.F23" chart:label-cell-address="Graphics.F19:Graphics.F19" chart:class="chart:bar">
            <chart:data-point chart:repeated="4"/>
          </chart:series>
          <chart:series chart:style-name="ch14" chart:values-cell-range-address="Graphics.G20:Graphics.G23" chart:label-cell-address="Graphics.G19:Graphics.G19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19:Graphics.B19</svg:desc>
                </draw:g>
              </table:table-cell>
              <table:table-cell office:value-type="string">
                <text:p>MBS</text:p>
                <draw:g>
                  <svg:desc>Graphics.C19:Graphics.C19</svg:desc>
                </draw:g>
              </table:table-cell>
              <table:table-cell office:value-type="string">
                <text:p>SuBSENSE</text:p>
                <draw:g>
                  <svg:desc>Graphics.D19:Graphics.D19</svg:desc>
                </draw:g>
              </table:table-cell>
              <table:table-cell office:value-type="string">
                <text:p>CwisarDRP</text:p>
                <draw:g>
                  <svg:desc>Graphics.E19:Graphics.E19</svg:desc>
                </draw:g>
              </table:table-cell>
              <table:table-cell office:value-type="string">
                <text:p>MCD</text:p>
                <draw:g>
                  <svg:desc>Graphics.F19:Graphics.F19</svg:desc>
                </draw:g>
              </table:table-cell>
              <table:table-cell office:value-type="string">
                <text:p>McdFlow(Proposed)</text:p>
                <draw:g>
                  <svg:desc>Graphics.G19:Graphics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763177167543833">
                <text:p>0.763177167543833</text:p>
                <draw:g>
                  <svg:desc>Graphics.B20:Graphics.B23</svg:desc>
                </draw:g>
              </table:table-cell>
              <table:table-cell office:value-type="float" office:value="0.366185485625863">
                <text:p>0.366185485625863</text:p>
                <draw:g>
                  <svg:desc>Graphics.C20:Graphics.C23</svg:desc>
                </draw:g>
              </table:table-cell>
              <table:table-cell office:value-type="float" office:value="3.93176986843785">
                <text:p>3.93176986843785</text:p>
                <draw:g>
                  <svg:desc>Graphics.D20:Graphics.D23</svg:desc>
                </draw:g>
              </table:table-cell>
              <table:table-cell office:value-type="float" office:value="1.03239844223373">
                <text:p>1.03239844223373</text:p>
                <draw:g>
                  <svg:desc>Graphics.E20:Graphics.E23</svg:desc>
                </draw:g>
              </table:table-cell>
              <table:table-cell office:value-type="float" office:value="1.483">
                <text:p>1.483</text:p>
                <draw:g>
                  <svg:desc>Graphics.F20:Graphics.F23</svg:desc>
                </draw:g>
              </table:table-cell>
              <table:table-cell office:value-type="float" office:value="0.44955028">
                <text:p>0.44955028</text:p>
                <draw:g>
                  <svg:desc>Graphics.G20:Graphics.G23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158093449126509">
                <text:p>0.158093449126509</text:p>
              </table:table-cell>
              <table:table-cell office:value-type="float" office:value="1.12585669702705">
                <text:p>1.12585669702705</text:p>
              </table:table-cell>
              <table:table-cell office:value-type="float" office:value="2.9161257137668">
                <text:p>2.9161257137668</text:p>
              </table:table-cell>
              <table:table-cell office:value-type="float" office:value="1.65510833379121">
                <text:p>1.65510833379121</text:p>
              </table:table-cell>
              <table:table-cell office:value-type="float" office:value="1.4322">
                <text:p>1.4322</text:p>
              </table:table-cell>
              <table:table-cell office:value-type="float" office:value="0.87138461">
                <text:p>0.87138461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370417178443432">
                <text:p>0.370417178443432</text:p>
              </table:table-cell>
              <table:table-cell office:value-type="float" office:value="0.505054883146539">
                <text:p>0.505054883146539</text:p>
              </table:table-cell>
              <table:table-cell office:value-type="float" office:value="0.417567114870692">
                <text:p>0.417567114870692</text:p>
              </table:table-cell>
              <table:table-cell office:value-type="float" office:value="0.899256660968502">
                <text:p>0.899256660968502</text:p>
              </table:table-cell>
              <table:table-cell office:value-type="float" office:value="1.8382">
                <text:p>1.8382</text:p>
              </table:table-cell>
              <table:table-cell office:value-type="float" office:value="1.1368145">
                <text:p>1.1368145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30.1912592984204">
                <text:p>30.1912592984204</text:p>
              </table:table-cell>
              <table:table-cell office:value-type="float" office:value="0.342754047718288">
                <text:p>0.342754047718288</text:p>
              </table:table-cell>
              <table:table-cell office:value-type="float" office:value="7.99833608305001">
                <text:p>7.99833608305001</text:p>
              </table:table-cell>
              <table:table-cell office:value-type="float" office:value="1.60695389673937">
                <text:p>1.60695389673937</text:p>
              </table:table-cell>
              <table:table-cell office:value-type="float" office:value="0.1201">
                <text:p>0.1201</text:p>
              </table:table-cell>
              <table:table-cell office:value-type="float" office:value="0.149680039">
                <text:p>0.14968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column-mapping="0 1 2 3 4" chart:style-name="ch1">
        <chart:title svg:x="7.66cm" svg:y="0.316cm" chart:style-name="ch2">
          <text:p>F1</text:p>
        </chart:title>
        <chart:legend chart:legend-position="top" svg:x="4.399cm" svg:y="1.28cm" style:legend-expansion="wide" chart:style-name="ch3"/>
        <chart:plot-area chart:style-name="ch4" table:cell-range-address="Graphics.A3:Graphics.A6 Graphics.B28:Graphics.G32" chart:data-source-has-labels="both" svg:x="0.319cm" svg:y="2.556cm" svg:width="15.353cm" svg:height="6.269cm">
          <chartooo:coordinate-region svg:x="1.046cm" svg:y="2.755cm" svg:width="14.626cm" svg:height="5.423cm"/>
          <chart:axis chart:dimension="x" chart:name="primary-x" chart:style-name="ch5" chartooo:axis-type="auto">
            <chartooo:date-scale/>
            <chart:categories table:cell-range-address="Graphics.A3:Graphics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ics.B29:Graphics.B32" chart:label-cell-address="Graphics.B28:Graphics.B28" chart:class="chart:bar">
            <chart:data-point chart:repeated="4"/>
          </chart:series>
          <chart:series chart:style-name="ch9" chart:values-cell-range-address="Graphics.C29:Graphics.C32" chart:label-cell-address="Graphics.C28:Graphics.C28" chart:class="chart:bar">
            <chart:data-point chart:repeated="4"/>
          </chart:series>
          <chart:series chart:style-name="ch10" chart:values-cell-range-address="Graphics.D29:Graphics.D32" chart:label-cell-address="Graphics.D28:Graphics.D28" chart:class="chart:bar">
            <chart:data-point chart:repeated="4"/>
          </chart:series>
          <chart:series chart:style-name="ch11" chart:values-cell-range-address="Graphics.E29:Graphics.E32" chart:label-cell-address="Graphics.E28:Graphics.E28" chart:class="chart:bar">
            <chart:data-point chart:repeated="4"/>
          </chart:series>
          <chart:series chart:style-name="ch12" chart:values-cell-range-address="Graphics.F29:Graphics.F32" chart:label-cell-address="Graphics.F28:Graphics.F28" chart:class="chart:bar">
            <chart:data-point chart:repeated="4"/>
          </chart:series>
          <chart:series chart:style-name="ch13" chart:values-cell-range-address="Graphics.G29:Graphics.G32" chart:label-cell-address="Graphics.G28:Graphics.G2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</text:p>
                <draw:g>
                  <svg:desc>Graphics.B28:Graphics.B28</svg:desc>
                </draw:g>
              </table:table-cell>
              <table:table-cell office:value-type="string">
                <text:p>MBS</text:p>
                <draw:g>
                  <svg:desc>Graphics.C28:Graphics.C28</svg:desc>
                </draw:g>
              </table:table-cell>
              <table:table-cell office:value-type="string">
                <text:p>SuBSENSE</text:p>
                <draw:g>
                  <svg:desc>Graphics.D28:Graphics.D28</svg:desc>
                </draw:g>
              </table:table-cell>
              <table:table-cell office:value-type="string">
                <text:p>CwisarDRP</text:p>
                <draw:g>
                  <svg:desc>Graphics.E28:Graphics.E28</svg:desc>
                </draw:g>
              </table:table-cell>
              <table:table-cell office:value-type="string">
                <text:p>MCD</text:p>
                <draw:g>
                  <svg:desc>Graphics.F28:Graphics.F28</svg:desc>
                </draw:g>
              </table:table-cell>
              <table:table-cell office:value-type="string">
                <text:p>McdFlow(Proposed)</text:p>
                <draw:g>
                  <svg:desc>Graphics.G28:Graphics.G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tinuousPan</text:p>
                <draw:g>
                  <svg:desc>Graphics.A3:Graphics.A6</svg:desc>
                </draw:g>
              </table:table-cell>
              <table:table-cell office:value-type="float" office:value="0.554031679916821">
                <text:p>0.554031679916821</text:p>
                <draw:g>
                  <svg:desc>Graphics.B29:Graphics.B32</svg:desc>
                </draw:g>
              </table:table-cell>
              <table:table-cell office:value-type="float" office:value="0.612838347463715">
                <text:p>0.612838347463715</text:p>
                <draw:g>
                  <svg:desc>Graphics.C29:Graphics.C32</svg:desc>
                </draw:g>
              </table:table-cell>
              <table:table-cell office:value-type="float" office:value="0.169978395715728">
                <text:p>0.169978395715728</text:p>
                <draw:g>
                  <svg:desc>Graphics.D29:Graphics.D32</svg:desc>
                </draw:g>
              </table:table-cell>
              <table:table-cell office:value-type="float" office:value="0.406732677370584">
                <text:p>0.406732677370584</text:p>
                <draw:g>
                  <svg:desc>Graphics.E29:Graphics.E32</svg:desc>
                </draw:g>
              </table:table-cell>
              <table:table-cell office:value-type="float" office:value="0.3684">
                <text:p>0.3684</text:p>
                <draw:g>
                  <svg:desc>Graphics.F29:Graphics.F32</svg:desc>
                </draw:g>
              </table:table-cell>
              <table:table-cell office:value-type="float" office:value="0.52820989">
                <text:p>0.52820989</text:p>
                <draw:g>
                  <svg:desc>Graphics.G29:Graphics.G32</svg:desc>
                </draw:g>
              </table:table-cell>
            </table:table-row>
            <table:table-row>
              <table:table-cell office:value-type="string">
                <text:p>intermittentPan</text:p>
              </table:table-cell>
              <table:table-cell office:value-type="float" office:value="0.916936234905112">
                <text:p>0.916936234905112</text:p>
              </table:table-cell>
              <table:table-cell office:value-type="float" office:value="0.54091601430848">
                <text:p>0.54091601430848</text:p>
              </table:table-cell>
              <table:table-cell office:value-type="float" office:value="0.352361677169279">
                <text:p>0.352361677169279</text:p>
              </table:table-cell>
              <table:table-cell office:value-type="float" office:value="0.466859895248022">
                <text:p>0.466859895248022</text:p>
              </table:table-cell>
              <table:table-cell office:value-type="float" office:value="0.4522">
                <text:p>0.4522</text:p>
              </table:table-cell>
              <table:table-cell office:value-type="float" office:value="0.57187593">
                <text:p>0.57187593</text:p>
              </table:table-cell>
            </table:table-row>
            <table:table-row>
              <table:table-cell office:value-type="string">
                <text:p>twoPositionPTZCam</text:p>
              </table:table-cell>
              <table:table-cell office:value-type="float" office:value="0.854157464095669">
                <text:p>0.854157464095669</text:p>
              </table:table-cell>
              <table:table-cell office:value-type="float" office:value="0.795900089794917">
                <text:p>0.795900089794917</text:p>
              </table:table-cell>
              <table:table-cell office:value-type="float" office:value="0.82845530760861">
                <text:p>0.82845530760861</text:p>
              </table:table-cell>
              <table:table-cell office:value-type="float" office:value="0.708179562870986">
                <text:p>0.708179562870986</text:p>
              </table:table-cell>
              <table:table-cell office:value-type="float" office:value="0.5598">
                <text:p>0.5598</text:p>
              </table:table-cell>
              <table:table-cell office:value-type="float" office:value="0.7056848">
                <text:p>0.7056848</text:p>
              </table:table-cell>
            </table:table-row>
            <table:table-row>
              <table:table-cell office:value-type="string">
                <text:p>ZoomInZoomOut</text:p>
              </table:table-cell>
              <table:table-cell office:value-type="float" office:value="0.0117081579523778">
                <text:p>0.0117081579523778</text:p>
              </table:table-cell>
              <table:table-cell office:value-type="float" office:value="0.258314393684692">
                <text:p>0.258314393684692</text:p>
              </table:table-cell>
              <table:table-cell office:value-type="float" office:value="0.0397903764360512">
                <text:p>0.0397903764360512</text:p>
              </table:table-cell>
              <table:table-cell office:value-type="float" office:value="0.135044875576068">
                <text:p>0.135044875576068</text:p>
              </table:table-cell>
              <table:table-cell office:value-type="float" office:value="0.6118">
                <text:p>0.6118</text:p>
              </table:table-cell>
              <table:table-cell office:value-type="float" office:value="0.472120103">
                <text:p>0.4721201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